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89cm"/>
    </style:style>
    <style:style style:name="co18" style:family="table-column">
      <style:table-column-properties fo:break-before="auto" style:column-width="2.96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6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5" style:family="table-cell" style:parent-style-name="Default">
      <style:table-cell-properties style:rotation-angle="45"/>
    </style:style>
    <style:style style:name="ce32" style:family="table-cell" style:parent-style-name="Default" style:data-style-name="N108"/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5" office:value-type="string" calcext:value-type="string">
            <text:p>€-Hébergement</text:p>
          </table:table-cell>
          <table:table-cell table:style-name="ce15" office:value-type="string" calcext:value-type="string">
            <text:p>€-Repas</text:p>
          </table:table-cell>
          <table:table-cell table:style-name="ce15" office:value-type="string" calcext:value-type="string">
            <text:p>€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date" office:date-value="2021-06-01" calcext:value-type="date">
            <text:p>mar. 1 juin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Melun</text:p>
          </table:table-cell>
          <table:table-cell table:style-name="ce27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formula="of:=[.G2]" office:value-type="float" office:value="196" calcext:value-type="float">
            <text:p>196</text:p>
          </table:table-cell>
          <table:table-cell table:style-name="ce20" office:value-type="string" calcext:value-type="string">
            <text:p>Camping</text:p>
          </table:table-cell>
          <table:table-cell table:style-name="ce32" office:value-type="currency" office:currency="EUR" office:value="9.2" calcext:value-type="currency">
            <text:p>9,20 €</text:p>
          </table:table-cell>
          <table:table-cell table:style-name="ce32" office:value-type="currency" office:currency="EUR" office:value="1.5" calcext:value-type="currency">
            <text:p>1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]+[.K2]+[.L2]" office:value-type="currency" office:currency="EUR" office:value="10.7" calcext:value-type="currency">
            <text:p>10,70 €</text:p>
          </table:table-cell>
          <table:table-cell table:style-name="ce32" table:formula="of:=[.M2]" office:value-type="currency" office:currency="EUR" office:value="10.7" calcext:value-type="currency">
            <text:p>10,70 €</text:p>
          </table:table-cell>
          <table:table-cell table:style-name="ce33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32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formula="of:=[.H2]+[.G3]" office:value-type="float" office:value="358" calcext:value-type="float">
            <text:p>358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7.5" calcext:value-type="currency">
            <text:p>7,50 €</text:p>
          </table:table-cell>
          <table:table-cell table:style-name="ce32" table:formula="of:=3.6+8.11" office:value-type="currency" office:currency="EUR" office:value="11.71" calcext:value-type="currency">
            <text:p>11,71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]+[.K3]+[.L3]" office:value-type="currency" office:currency="EUR" office:value="19.21" calcext:value-type="currency">
            <text:p>19,21 €</text:p>
          </table:table-cell>
          <table:table-cell table:style-name="ce32" table:formula="of:=[.N2]+[.M3]" office:value-type="currency" office:currency="EUR" office:value="29.91" calcext:value-type="currency">
            <text:p>29,91 €</text:p>
          </table:table-cell>
          <table:table-cell table:style-name="ce33" table:formula="of:=[.A3]*budgetjour-[.N3]" office:value-type="currency" office:currency="EUR" office:value="30.09" calcext:value-type="currency">
            <text:p>30,09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table:formula="of:=[.B3]+1" office:value-type="date" office:date-value="2021-06-03" calcext:value-type="date">
            <text:p>jeu. 3 juin</text:p>
          </table:table-cell>
          <table:table-cell table:style-name="ce23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formula="of:=[.H3]+[.G4]" office:value-type="float" office:value="645" calcext:value-type="float">
            <text:p>645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8.39" calcext:value-type="currency">
            <text:p>8,39 €</text:p>
          </table:table-cell>
          <table:table-cell table:style-name="ce32" office:value-type="currency" office:currency="EUR" office:value="7.63" calcext:value-type="currency">
            <text:p>7,63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]+[.K4]+[.L4]" office:value-type="currency" office:currency="EUR" office:value="16.02" calcext:value-type="currency">
            <text:p>16,02 €</text:p>
          </table:table-cell>
          <table:table-cell table:style-name="ce32" table:formula="of:=[.N3]+[.M4]" office:value-type="currency" office:currency="EUR" office:value="45.93" calcext:value-type="currency">
            <text:p>45,93 €</text:p>
          </table:table-cell>
          <table:table-cell table:style-name="ce33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table:formula="of:=[.B4]+1" office:value-type="date" office:date-value="2021-06-04" calcext:value-type="date">
            <text:p>ven. 4 juin</text:p>
          </table:table-cell>
          <table:table-cell table:style-name="ce23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formula="of:=[.H4]+[.G5]" office:value-type="float" office:value="1014" calcext:value-type="float">
            <text:p>1014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58.55" calcext:value-type="currency">
            <text:p>58,55 €</text:p>
          </table:table-cell>
          <table:table-cell table:style-name="ce32" table:formula="of:=3.5+11.27" office:value-type="currency" office:currency="EUR" office:value="14.77" calcext:value-type="currency">
            <text:p>14,77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5]+[.K5]+[.L5]" office:value-type="currency" office:currency="EUR" office:value="73.32" calcext:value-type="currency">
            <text:p>73,32 €</text:p>
          </table:table-cell>
          <table:table-cell table:style-name="ce32" table:formula="of:=[.N4]+[.M5]" office:value-type="currency" office:currency="EUR" office:value="119.25" calcext:value-type="currency">
            <text:p>119,25 €</text:p>
          </table:table-cell>
          <table:table-cell table:style-name="ce33" table:formula="of:=[.A5]*budgetjour-[.N5]" office:value-type="currency" office:currency="EUR" office:value="0.75" calcext:value-type="currency">
            <text:p>0,75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" table:formula="of:=[.B5]+1" office:value-type="date" office:date-value="2021-06-05" calcext:value-type="date">
            <text:p>sam. 5 juin</text:p>
          </table:table-cell>
          <table:table-cell table:style-name="ce23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formula="of:=[.H5]+[.G6]" office:value-type="float" office:value="1529" calcext:value-type="float">
            <text:p>1529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9.55" calcext:value-type="currency">
            <text:p>9,55 €</text:p>
          </table:table-cell>
          <table:table-cell table:style-name="ce32" table:formula="of:=4.15+11.5" office:value-type="currency" office:currency="EUR" office:value="15.65" calcext:value-type="currency">
            <text:p>15,65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6]+[.K6]+[.L6]" office:value-type="currency" office:currency="EUR" office:value="25.2" calcext:value-type="currency">
            <text:p>25,20 €</text:p>
          </table:table-cell>
          <table:table-cell table:style-name="ce32" table:formula="of:=[.N5]+[.M6]" office:value-type="currency" office:currency="EUR" office:value="144.45" calcext:value-type="currency">
            <text:p>144,45 €</text:p>
          </table:table-cell>
          <table:table-cell table:style-name="ce33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" table:formula="of:=[.B6]+1" office:value-type="date" office:date-value="2021-06-06" calcext:value-type="date">
            <text:p>dim. 6 juin</text:p>
          </table:table-cell>
          <table:table-cell table:style-name="ce23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formula="of:=[.H6]+[.G7]" office:value-type="float" office:value="2388" calcext:value-type="float">
            <text:p>2388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6.3" calcext:value-type="currency">
            <text:p>6,30 €</text:p>
          </table:table-cell>
          <table:table-cell table:number-columns-repeated="2" table:style-name="ce32" office:value-type="currency" office:currency="EUR" office:value="0" calcext:value-type="currency">
            <text:p>0,00 €</text:p>
          </table:table-cell>
          <table:table-cell table:style-name="ce32" table:formula="of:=[.J7]+[.K7]+[.L7]" office:value-type="currency" office:currency="EUR" office:value="6.3" calcext:value-type="currency">
            <text:p>6,30 €</text:p>
          </table:table-cell>
          <table:table-cell table:style-name="ce32" table:formula="of:=[.N6]+[.M7]" office:value-type="currency" office:currency="EUR" office:value="150.75" calcext:value-type="currency">
            <text:p>150,75 €</text:p>
          </table:table-cell>
          <table:table-cell table:style-name="ce33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" table:formula="of:=[.B7]+1" office:value-type="date" office:date-value="2021-06-07" calcext:value-type="date">
            <text:p>lun. 7 juin</text:p>
          </table:table-cell>
          <table:table-cell table:style-name="ce23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formula="of:=[.H7]+[.G8]" office:value-type="float" office:value="3623" calcext:value-type="float">
            <text:p>3623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15.99" calcext:value-type="currency">
            <text:p>15,99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8]+[.K8]+[.L8]" office:value-type="currency" office:currency="EUR" office:value="15.99" calcext:value-type="currency">
            <text:p>15,99 €</text:p>
          </table:table-cell>
          <table:table-cell table:style-name="ce32" table:formula="of:=[.N7]+[.M8]" office:value-type="currency" office:currency="EUR" office:value="166.74" calcext:value-type="currency">
            <text:p>166,74 €</text:p>
          </table:table-cell>
          <table:table-cell table:style-name="ce33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table:formula="of:=[.B8]+1" office:value-type="date" office:date-value="2021-06-08" calcext:value-type="date">
            <text:p>mar. 8 juin</text:p>
          </table:table-cell>
          <table:table-cell table:style-name="ce23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formula="of:=[.H8]+[.G9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7.55" calcext:value-type="currency">
            <text:p>7,55 €</text:p>
          </table:table-cell>
          <table:table-cell table:style-name="ce32" office:value-type="currency" office:currency="EUR" office:value="0.4" calcext:value-type="currency">
            <text:p>0,4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9]+[.K9]+[.L9]" office:value-type="currency" office:currency="EUR" office:value="7.95" calcext:value-type="currency">
            <text:p>7,95 €</text:p>
          </table:table-cell>
          <table:table-cell table:style-name="ce32" table:formula="of:=[.N8]+[.M9]" office:value-type="currency" office:currency="EUR" office:value="174.69" calcext:value-type="currency">
            <text:p>174,69 €</text:p>
          </table:table-cell>
          <table:table-cell table:style-name="ce33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" table:formula="of:=[.B9]+1" office:value-type="date" office:date-value="2021-06-09" calcext:value-type="date">
            <text:p>mer. 9 juin</text:p>
          </table:table-cell>
          <table:table-cell table:style-name="ce23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formula="of:=[.H9]+[.G10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7.55" calcext:value-type="currency">
            <text:p>7,55 €</text:p>
          </table:table-cell>
          <table:table-cell table:style-name="ce32" table:formula="of:=9.13+7.47" office:value-type="currency" office:currency="EUR" office:value="16.6" calcext:value-type="currency">
            <text:p>16,6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0]+[.K10]+[.L10]" office:value-type="currency" office:currency="EUR" office:value="24.15" calcext:value-type="currency">
            <text:p>24,15 €</text:p>
          </table:table-cell>
          <table:table-cell table:style-name="ce32" table:formula="of:=[.N9]+[.M10]" office:value-type="currency" office:currency="EUR" office:value="198.84" calcext:value-type="currency">
            <text:p>198,84 €</text:p>
          </table:table-cell>
          <table:table-cell table:style-name="ce33" table:formula="of:=[.A10]*budgetjour-[.N10]" office:value-type="currency" office:currency="EUR" office:value="71.16" calcext:value-type="currency">
            <text:p>71,16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" table:formula="of:=[.B10]+1" office:value-type="date" office:date-value="2021-06-10" calcext:value-type="date">
            <text:p>jeu. 10 juin</text:p>
          </table:table-cell>
          <table:table-cell table:style-name="ce23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formula="of:=[.H10]+[.G11]" office:value-type="float" office:value="5430" calcext:value-type="float">
            <text:p>5430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0" calcext:value-type="currency">
            <text:p>10,00 €</text:p>
          </table:table-cell>
          <table:table-cell table:number-columns-repeated="2" table:style-name="ce32" office:value-type="currency" office:currency="EUR" office:value="0" calcext:value-type="currency">
            <text:p>0,00 €</text:p>
          </table:table-cell>
          <table:table-cell table:style-name="ce32" table:formula="of:=[.J11]+[.K11]+[.L11]" office:value-type="currency" office:currency="EUR" office:value="10" calcext:value-type="currency">
            <text:p>10,00 €</text:p>
          </table:table-cell>
          <table:table-cell table:style-name="ce32" table:formula="of:=[.N10]+[.M11]" office:value-type="currency" office:currency="EUR" office:value="208.84" calcext:value-type="currency">
            <text:p>208,84 €</text:p>
          </table:table-cell>
          <table:table-cell table:style-name="ce33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" table:formula="of:=[.B11]+1" office:value-type="date" office:date-value="2021-06-11" calcext:value-type="date">
            <text:p>ven. 11 juin</text:p>
          </table:table-cell>
          <table:table-cell table:style-name="ce23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formula="of:=[.H11]+[.G12]" office:value-type="float" office:value="6017" calcext:value-type="float">
            <text:p>6017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20.49" calcext:value-type="currency">
            <text:p>20,49 €</text:p>
          </table:table-cell>
          <table:table-cell table:style-name="ce32" office:value-type="currency" office:currency="EUR" office:value="12.5" calcext:value-type="currency">
            <text:p>12,50 €</text:p>
          </table:table-cell>
          <table:table-cell table:style-name="ce32" table:formula="of:=[.J12]+[.K12]+[.L12]" office:value-type="currency" office:currency="EUR" office:value="32.99" calcext:value-type="currency">
            <text:p>32,99 €</text:p>
          </table:table-cell>
          <table:table-cell table:style-name="ce32" table:formula="of:=[.N11]+[.M12]" office:value-type="currency" office:currency="EUR" office:value="241.83" calcext:value-type="currency">
            <text:p>241,83 €</text:p>
          </table:table-cell>
          <table:table-cell table:style-name="ce33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" table:formula="of:=[.B12]+1" office:value-type="date" office:date-value="2021-06-12" calcext:value-type="date">
            <text:p>sam. 12 juin</text:p>
          </table:table-cell>
          <table:table-cell table:style-name="ce23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formula="of:=[.H12]+[.G13]" office:value-type="float" office:value="6201" calcext:value-type="float">
            <text:p>6201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5.3" calcext:value-type="currency">
            <text:p>5,30 €</text:p>
          </table:table-cell>
          <table:table-cell table:style-name="ce32" office:value-type="currency" office:currency="EUR" office:value="9" calcext:value-type="currency">
            <text:p>9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3]+[.K13]+[.L13]" office:value-type="currency" office:currency="EUR" office:value="14.3" calcext:value-type="currency">
            <text:p>14,30 €</text:p>
          </table:table-cell>
          <table:table-cell table:style-name="ce32" table:formula="of:=[.N12]+[.M13]" office:value-type="currency" office:currency="EUR" office:value="256.13" calcext:value-type="currency">
            <text:p>256,13 €</text:p>
          </table:table-cell>
          <table:table-cell table:style-name="ce33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6" table:formula="of:=[.B13]+1" office:value-type="date" office:date-value="2021-06-13" calcext:value-type="date">
            <text:p>dim. 13 juin</text:p>
          </table:table-cell>
          <table:table-cell table:style-name="ce23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formula="of:=[.H13]+[.G14]" office:value-type="float" office:value="7128" calcext:value-type="float">
            <text:p>7128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4.55" calcext:value-type="currency">
            <text:p>14,55 €</text:p>
          </table:table-cell>
          <table:table-cell table:style-name="ce32" office:value-type="currency" office:currency="EUR" office:value="22.5" calcext:value-type="currency">
            <text:p>22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4]+[.K14]+[.L14]" office:value-type="currency" office:currency="EUR" office:value="37.05" calcext:value-type="currency">
            <text:p>37,05 €</text:p>
          </table:table-cell>
          <table:table-cell table:style-name="ce32" table:formula="of:=[.N13]+[.M14]" office:value-type="currency" office:currency="EUR" office:value="293.18" calcext:value-type="currency">
            <text:p>293,18 €</text:p>
          </table:table-cell>
          <table:table-cell table:style-name="ce33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6" table:formula="of:=[.B14]+1" office:value-type="date" office:date-value="2021-06-14" calcext:value-type="date">
            <text:p>lun. 14 juin</text:p>
          </table:table-cell>
          <table:table-cell table:style-name="ce23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formula="of:=[.H14]+[.G15]" office:value-type="float" office:value="7905" calcext:value-type="float">
            <text:p>7905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15.48" calcext:value-type="currency">
            <text:p>15,48 €</text:p>
          </table:table-cell>
          <table:table-cell table:style-name="ce32" office:value-type="currency" office:currency="EUR" office:value="7.8" calcext:value-type="currency">
            <text:p>7,80 €</text:p>
          </table:table-cell>
          <table:table-cell table:style-name="ce32" table:formula="of:=[.J15]+[.K15]+[.L15]" office:value-type="currency" office:currency="EUR" office:value="23.28" calcext:value-type="currency">
            <text:p>23,28 €</text:p>
          </table:table-cell>
          <table:table-cell table:style-name="ce32" table:formula="of:=[.N14]+[.M15]" office:value-type="currency" office:currency="EUR" office:value="316.46" calcext:value-type="currency">
            <text:p>316,46 €</text:p>
          </table:table-cell>
          <table:table-cell table:style-name="ce33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" table:formula="of:=[.B15]+1" office:value-type="date" office:date-value="2021-06-15" calcext:value-type="date">
            <text:p>mar. 15 juin</text:p>
          </table:table-cell>
          <table:table-cell table:style-name="ce23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formula="of:=[.H15]+[.G16]" office:value-type="float" office:value="8716" calcext:value-type="float">
            <text:p>8716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0.4+5.5" office:value-type="currency" office:currency="EUR" office:value="5.9" calcext:value-type="currency">
            <text:p>5,9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6]+[.K16]+[.L16]" office:value-type="currency" office:currency="EUR" office:value="5.9" calcext:value-type="currency">
            <text:p>5,90 €</text:p>
          </table:table-cell>
          <table:table-cell table:style-name="ce32" table:formula="of:=[.N15]+[.M16]" office:value-type="currency" office:currency="EUR" office:value="322.36" calcext:value-type="currency">
            <text:p>322,36 €</text:p>
          </table:table-cell>
          <table:table-cell table:style-name="ce33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6" table:formula="of:=[.B16]+1" office:value-type="date" office:date-value="2021-06-16" calcext:value-type="date">
            <text:p>mer. 16 juin</text:p>
          </table:table-cell>
          <table:table-cell table:style-name="ce23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formula="of:=[.H16]+[.G17]" office:value-type="float" office:value="9237" calcext:value-type="float">
            <text:p>9237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5" calcext:value-type="currency">
            <text:p>45,00 €</text:p>
          </table:table-cell>
          <table:table-cell table:style-name="ce32" office:value-type="currency" office:currency="EUR" office:value="14.8" calcext:value-type="currency">
            <text:p>14,80 €</text:p>
          </table:table-cell>
          <table:table-cell table:style-name="ce32" office:value-type="currency" office:currency="EUR" office:value="19.99" calcext:value-type="currency">
            <text:p>19,99 €</text:p>
          </table:table-cell>
          <table:table-cell table:style-name="ce32" table:formula="of:=[.J17]+[.K17]+[.L17]" office:value-type="currency" office:currency="EUR" office:value="79.79" calcext:value-type="currency">
            <text:p>79,79 €</text:p>
          </table:table-cell>
          <table:table-cell table:style-name="ce32" table:formula="of:=[.N16]+[.M17]" office:value-type="currency" office:currency="EUR" office:value="402.15" calcext:value-type="currency">
            <text:p>402,15 €</text:p>
          </table:table-cell>
          <table:table-cell table:style-name="ce33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6" table:formula="of:=[.B17]+1" office:value-type="date" office:date-value="2021-06-17" calcext:value-type="date">
            <text:p>jeu. 17 juin</text:p>
          </table:table-cell>
          <table:table-cell table:style-name="ce23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formula="of:=[.H17]+[.G18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18]+[.K18]+[.L18]" office:value-type="currency" office:currency="EUR" office:value="0" calcext:value-type="currency">
            <text:p>0,00 €</text:p>
          </table:table-cell>
          <table:table-cell table:style-name="ce32" table:formula="of:=[.N17]+[.M18]" office:value-type="currency" office:currency="EUR" office:value="402.15" calcext:value-type="currency">
            <text:p>402,15 €</text:p>
          </table:table-cell>
          <table:table-cell table:style-name="ce33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6" table:formula="of:=[.B18]+1" office:value-type="date" office:date-value="2021-06-18" calcext:value-type="date">
            <text:p>ven. 18 juin</text:p>
          </table:table-cell>
          <table:table-cell table:style-name="ce23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8]+[.G19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19]+[.K19]+[.L19]" office:value-type="currency" office:currency="EUR" office:value="0" calcext:value-type="currency">
            <text:p>0,00 €</text:p>
          </table:table-cell>
          <table:table-cell table:style-name="ce32" table:formula="of:=[.N18]+[.M19]" office:value-type="currency" office:currency="EUR" office:value="402.15" calcext:value-type="currency">
            <text:p>402,15 €</text:p>
          </table:table-cell>
          <table:table-cell table:style-name="ce33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6" table:formula="of:=[.B19]+1" office:value-type="date" office:date-value="2021-06-19" calcext:value-type="date">
            <text:p>sam. 19 juin</text:p>
          </table:table-cell>
          <table:table-cell table:style-name="ce23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9]+[.G20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0]+[.K20]+[.L20]" office:value-type="currency" office:currency="EUR" office:value="0" calcext:value-type="currency">
            <text:p>0,00 €</text:p>
          </table:table-cell>
          <table:table-cell table:style-name="ce32" table:formula="of:=[.N19]+[.M20]" office:value-type="currency" office:currency="EUR" office:value="402.15" calcext:value-type="currency">
            <text:p>402,15 €</text:p>
          </table:table-cell>
          <table:table-cell table:style-name="ce33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6" table:formula="of:=[.B20]+1" office:value-type="date" office:date-value="2021-06-20" calcext:value-type="date">
            <text:p>dim. 20 juin</text:p>
          </table:table-cell>
          <table:table-cell table:style-name="ce23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0]+[.G21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1]+[.K21]+[.L21]" office:value-type="currency" office:currency="EUR" office:value="0" calcext:value-type="currency">
            <text:p>0,00 €</text:p>
          </table:table-cell>
          <table:table-cell table:style-name="ce32" table:formula="of:=[.N20]+[.M21]" office:value-type="currency" office:currency="EUR" office:value="402.15" calcext:value-type="currency">
            <text:p>402,15 €</text:p>
          </table:table-cell>
          <table:table-cell table:style-name="ce33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6" table:formula="of:=[.B21]+1" office:value-type="date" office:date-value="2021-06-21" calcext:value-type="date">
            <text:p>lun. 21 juin</text:p>
          </table:table-cell>
          <table:table-cell table:style-name="ce23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1]+[.G22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2]+[.K22]+[.L22]" office:value-type="currency" office:currency="EUR" office:value="0" calcext:value-type="currency">
            <text:p>0,00 €</text:p>
          </table:table-cell>
          <table:table-cell table:style-name="ce32" table:formula="of:=[.N21]+[.M22]" office:value-type="currency" office:currency="EUR" office:value="402.15" calcext:value-type="currency">
            <text:p>402,15 €</text:p>
          </table:table-cell>
          <table:table-cell table:style-name="ce33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6" table:formula="of:=[.B22]+1" office:value-type="date" office:date-value="2021-06-22" calcext:value-type="date">
            <text:p>mar. 22 juin</text:p>
          </table:table-cell>
          <table:table-cell table:style-name="ce23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formula="of:=[.H22]+[.G23]" office:value-type="float" office:value="10314" calcext:value-type="float">
            <text:p>10314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27" calcext:value-type="currency">
            <text:p>27,00 €</text:p>
          </table:table-cell>
          <table:table-cell table:style-name="ce32" office:value-type="currency" office:currency="EUR" office:value="10.04" calcext:value-type="currency">
            <text:p>10,04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3]+[.K23]+[.L23]" office:value-type="currency" office:currency="EUR" office:value="37.04" calcext:value-type="currency">
            <text:p>37,04 €</text:p>
          </table:table-cell>
          <table:table-cell table:style-name="ce32" table:formula="of:=[.N22]+[.M23]" office:value-type="currency" office:currency="EUR" office:value="439.19" calcext:value-type="currency">
            <text:p>439,19 €</text:p>
          </table:table-cell>
          <table:table-cell table:style-name="ce33" table:formula="of:=[.A23]*budgetjour-[.N23]" office:value-type="currency" office:currency="EUR" office:value="220.81" calcext:value-type="currency">
            <text:p>220,81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6" table:formula="of:=[.B23]+1" office:value-type="date" office:date-value="2021-06-23" calcext:value-type="date">
            <text:p>mer. 23 juin</text:p>
          </table:table-cell>
          <table:table-cell table:style-name="ce23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10854" calcext:value-type="float">
            <text:p>10854</text:p>
          </table:table-cell>
          <table:table-cell office:value-type="string" calcext:value-type="string">
            <text:p>Auberge</text:p>
          </table:table-cell>
          <table:table-cell table:style-name="ce32" table:formula="of:=45.7/2" office:value-type="currency" office:currency="EUR" office:value="22.85" calcext:value-type="currency">
            <text:p>22,85 €</text:p>
          </table:table-cell>
          <table:table-cell table:style-name="ce32" office:value-type="currency" office:currency="EUR" office:value="4.69" calcext:value-type="currency">
            <text:p>4,69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4]+[.K24]+[.L24]" office:value-type="currency" office:currency="EUR" office:value="27.54" calcext:value-type="currency">
            <text:p>27,54 €</text:p>
          </table:table-cell>
          <table:table-cell table:style-name="ce32" table:formula="of:=[.N23]+[.M24]" office:value-type="currency" office:currency="EUR" office:value="466.73" calcext:value-type="currency">
            <text:p>466,73 €</text:p>
          </table:table-cell>
          <table:table-cell table:style-name="ce33" table:formula="of:=[.A24]*budgetjour-[.N24]" office:value-type="currency" office:currency="EUR" office:value="223.27" calcext:value-type="currency">
            <text:p>223,27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6" table:formula="of:=[.B24]+1" office:value-type="date" office:date-value="2021-06-24" calcext:value-type="date">
            <text:p>jeu. 24 juin</text:p>
          </table:table-cell>
          <table:table-cell table:style-name="ce23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formula="of:=[.H24]+[.G25]" office:value-type="float" office:value="10905" calcext:value-type="float">
            <text:p>10905</text:p>
          </table:table-cell>
          <table:table-cell office:value-type="string" calcext:value-type="string">
            <text:p>Auberge</text:p>
          </table:table-cell>
          <table:table-cell table:style-name="ce32" table:formula="of:=45.7/2" office:value-type="currency" office:currency="EUR" office:value="22.85" calcext:value-type="currency">
            <text:p>22,85 €</text:p>
          </table:table-cell>
          <table:table-cell table:style-name="ce32" table:formula="of:=11.5+11.15" office:value-type="currency" office:currency="EUR" office:value="22.65" calcext:value-type="currency">
            <text:p>22,65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5]+[.K25]+[.L25]" office:value-type="currency" office:currency="EUR" office:value="45.5" calcext:value-type="currency">
            <text:p>45,50 €</text:p>
          </table:table-cell>
          <table:table-cell table:style-name="ce32" table:formula="of:=[.N24]+[.M25]" office:value-type="currency" office:currency="EUR" office:value="512.23" calcext:value-type="currency">
            <text:p>512,23 €</text:p>
          </table:table-cell>
          <table:table-cell table:style-name="ce33" table:formula="of:=[.A25]*budgetjour-[.N25]" office:value-type="currency" office:currency="EUR" office:value="207.77" calcext:value-type="currency">
            <text:p>207,77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6" table:formula="of:=[.B25]+1" office:value-type="date" office:date-value="2021-06-25" calcext:value-type="date">
            <text:p>ven. 25 juin</text:p>
          </table:table-cell>
          <table:table-cell table:style-name="ce23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formula="of:=[.H25]+[.G26]" office:value-type="float" office:value="11477" calcext:value-type="float">
            <text:p>11477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1.7" calcext:value-type="currency">
            <text:p>11,70 €</text:p>
          </table:table-cell>
          <table:table-cell table:style-name="ce32" office:value-type="currency" office:currency="EUR" office:value="5.5" calcext:value-type="currency">
            <text:p>5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6]+[.K26]+[.L26]" office:value-type="currency" office:currency="EUR" office:value="17.2" calcext:value-type="currency">
            <text:p>17,20 €</text:p>
          </table:table-cell>
          <table:table-cell table:style-name="ce32" table:formula="of:=[.N25]+[.M26]" office:value-type="currency" office:currency="EUR" office:value="529.43" calcext:value-type="currency">
            <text:p>529,43 €</text:p>
          </table:table-cell>
          <table:table-cell table:style-name="ce33" table:formula="of:=[.A26]*budgetjour-[.N26]" office:value-type="currency" office:currency="EUR" office:value="220.57" calcext:value-type="currency">
            <text:p>220,57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6" table:formula="of:=[.B26]+1" office:value-type="date" office:date-value="2021-06-26" calcext:value-type="date">
            <text:p>sam. 26 juin</text:p>
          </table:table-cell>
          <table:table-cell table:style-name="ce23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formula="of:=[.H26]+[.G27]" office:value-type="float" office:value="12154" calcext:value-type="float">
            <text:p>12154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1.7" calcext:value-type="currency">
            <text:p>11,70 €</text:p>
          </table:table-cell>
          <table:table-cell table:style-name="ce32" office:value-type="currency" office:currency="EUR" office:value="7.54" calcext:value-type="currency">
            <text:p>7,54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7]+[.K27]+[.L27]" office:value-type="currency" office:currency="EUR" office:value="19.24" calcext:value-type="currency">
            <text:p>19,24 €</text:p>
          </table:table-cell>
          <table:table-cell table:style-name="ce32" table:formula="of:=[.N26]+[.M27]" office:value-type="currency" office:currency="EUR" office:value="548.67" calcext:value-type="currency">
            <text:p>548,67 €</text:p>
          </table:table-cell>
          <table:table-cell table:style-name="ce33" table:formula="of:=[.A27]*budgetjour-[.N27]" office:value-type="currency" office:currency="EUR" office:value="231.33" calcext:value-type="currency">
            <text:p>231,33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6" table:formula="of:=[.B27]+1" office:value-type="date" office:date-value="2021-06-27" calcext:value-type="date">
            <text:p>dim. 27 juin</text:p>
          </table:table-cell>
          <table:table-cell table:style-name="ce23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formula="of:=[.H27]+[.G28]" office:value-type="float" office:value="12669" calcext:value-type="float">
            <text:p>12669</text:p>
          </table:table-cell>
          <table:table-cell office:value-type="string" calcext:value-type="string">
            <text:p>Sauvage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8]+[.K28]+[.L28]" office:value-type="currency" office:currency="EUR" office:value="0" calcext:value-type="currency">
            <text:p>0,00 €</text:p>
          </table:table-cell>
          <table:table-cell table:style-name="ce32" table:formula="of:=[.N27]+[.M28]" office:value-type="currency" office:currency="EUR" office:value="548.67" calcext:value-type="currency">
            <text:p>548,67 €</text:p>
          </table:table-cell>
          <table:table-cell table:style-name="ce33" table:formula="of:=[.A28]*budgetjour-[.N28]" office:value-type="currency" office:currency="EUR" office:value="261.33" calcext:value-type="currency">
            <text:p>261,33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6" table:formula="of:=[.B28]+1" office:value-type="date" office:date-value="2021-06-28" calcext:value-type="date">
            <text:p>lun. 28 juin</text:p>
          </table:table-cell>
          <table:table-cell table:style-name="ce23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formula="of:=[.H28]+[.G29]" office:value-type="float" office:value="13547" calcext:value-type="float">
            <text:p>13547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2.2" calcext:value-type="currency">
            <text:p>2,2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9]+[.K29]+[.L29]" office:value-type="currency" office:currency="EUR" office:value="2.2" calcext:value-type="currency">
            <text:p>2,20 €</text:p>
          </table:table-cell>
          <table:table-cell table:style-name="ce32" table:formula="of:=[.N28]+[.M29]" office:value-type="currency" office:currency="EUR" office:value="550.87" calcext:value-type="currency">
            <text:p>550,87 €</text:p>
          </table:table-cell>
          <table:table-cell table:style-name="ce33" table:formula="of:=[.A29]*budgetjour-[.N29]" office:value-type="currency" office:currency="EUR" office:value="289.13" calcext:value-type="currency">
            <text:p>289,13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6" table:formula="of:=[.B29]+1" office:value-type="date" office:date-value="2021-06-29" calcext:value-type="date">
            <text:p>mar. 29 juin</text:p>
          </table:table-cell>
          <table:table-cell table:style-name="ce23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formula="of:=[.H29]+[.G30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2.3" calcext:value-type="currency">
            <text:p>42,30 €</text:p>
          </table:table-cell>
          <table:table-cell table:style-name="ce32" table:formula="of:=2.2+6" office:value-type="currency" office:currency="EUR" office:value="8.2" calcext:value-type="currency">
            <text:p>8,2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0]+[.K30]+[.L30]" office:value-type="currency" office:currency="EUR" office:value="50.5" calcext:value-type="currency">
            <text:p>50,50 €</text:p>
          </table:table-cell>
          <table:table-cell table:style-name="ce32" table:formula="of:=[.N29]+[.M30]" office:value-type="currency" office:currency="EUR" office:value="601.37" calcext:value-type="currency">
            <text:p>601,37 €</text:p>
          </table:table-cell>
          <table:table-cell table:style-name="ce33" table:formula="of:=[.A30]*budgetjour-[.N30]" office:value-type="currency" office:currency="EUR" office:value="268.63" calcext:value-type="currency">
            <text:p>268,63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6" table:formula="of:=[.B30]+1" office:value-type="date" office:date-value="2021-06-30" calcext:value-type="date">
            <text:p>mer. 30 juin</text:p>
          </table:table-cell>
          <table:table-cell table:style-name="ce23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formula="of:=[.H30]+[.G31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2.31" calcext:value-type="currency">
            <text:p>42,31 €</text:p>
          </table:table-cell>
          <table:table-cell table:style-name="ce32" table:formula="of:=3.5+12.5+15+12.54" office:value-type="currency" office:currency="EUR" office:value="43.54" calcext:value-type="currency">
            <text:p>43,54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1]+[.K31]+[.L31]" office:value-type="currency" office:currency="EUR" office:value="85.85" calcext:value-type="currency">
            <text:p>85,85 €</text:p>
          </table:table-cell>
          <table:table-cell table:style-name="ce32" table:formula="of:=[.N30]+[.M31]" office:value-type="currency" office:currency="EUR" office:value="687.22" calcext:value-type="currency">
            <text:p>687,22 €</text:p>
          </table:table-cell>
          <table:table-cell table:style-name="ce33" table:formula="of:=[.A31]*budgetjour-[.N31]" office:value-type="currency" office:currency="EUR" office:value="212.78" calcext:value-type="currency">
            <text:p>212,78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6" table:formula="of:=[.B31]+1" office:value-type="date" office:date-value="2021-07-01" calcext:value-type="date">
            <text:p>jeu. 1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formula="of:=[.H31]+[.G32]" office:value-type="float" office:value="14709" calcext:value-type="float">
            <text:p>14709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4.5" calcext:value-type="currency">
            <text:p>4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2]+[.K32]+[.L32]" office:value-type="currency" office:currency="EUR" office:value="4.5" calcext:value-type="currency">
            <text:p>4,50 €</text:p>
          </table:table-cell>
          <table:table-cell table:style-name="ce32" table:formula="of:=[.N31]+[.M32]" office:value-type="currency" office:currency="EUR" office:value="691.72" calcext:value-type="currency">
            <text:p>691,72 €</text:p>
          </table:table-cell>
          <table:table-cell table:style-name="ce33" table:formula="of:=[.A32]*budgetjour-[.N32]" office:value-type="currency" office:currency="EUR" office:value="238.28" calcext:value-type="currency">
            <text:p>238,28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6" table:formula="of:=[.B32]+1" office:value-type="date" office:date-value="2021-07-02" calcext:value-type="date">
            <text:p>ven. 2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formula="of:=[.H32]+[.G33]" office:value-type="float" office:value="15557" calcext:value-type="float">
            <text:p>15557</text:p>
          </table:table-cell>
          <table:table-cell office:value-type="string" calcext:value-type="string">
            <text:p>Sauvage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3]+[.K33]+[.L33]" office:value-type="currency" office:currency="EUR" office:value="0" calcext:value-type="currency">
            <text:p>0,00 €</text:p>
          </table:table-cell>
          <table:table-cell table:style-name="ce32" table:formula="of:=[.N32]+[.M33]" office:value-type="currency" office:currency="EUR" office:value="691.72" calcext:value-type="currency">
            <text:p>691,72 €</text:p>
          </table:table-cell>
          <table:table-cell table:style-name="ce33" table:formula="of:=[.A33]*budgetjour-[.N33]" office:value-type="currency" office:currency="EUR" office:value="268.28" calcext:value-type="currency">
            <text:p>268,28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6" table:formula="of:=[.B33]+1" office:value-type="date" office:date-value="2021-07-03" calcext:value-type="date">
            <text:p>sam. 3 juil.</text:p>
          </table:table-cell>
          <table:table-cell table:style-name="ce23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formula="of:=[.H33]+[.G34]" office:value-type="float" office:value="15926" calcext:value-type="float">
            <text:p>15926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1" calcext:value-type="currency">
            <text:p>41,00 €</text:p>
          </table:table-cell>
          <table:table-cell table:style-name="ce32" table:formula="of:=15.9+2.2" office:value-type="currency" office:currency="EUR" office:value="18.1" calcext:value-type="currency">
            <text:p>18,1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4]+[.K34]+[.L34]" office:value-type="currency" office:currency="EUR" office:value="59.1" calcext:value-type="currency">
            <text:p>59,10 €</text:p>
          </table:table-cell>
          <table:table-cell table:style-name="ce32" table:formula="of:=[.N33]+[.M34]" office:value-type="currency" office:currency="EUR" office:value="750.82" calcext:value-type="currency">
            <text:p>750,82 €</text:p>
          </table:table-cell>
          <table:table-cell table:style-name="ce33" table:formula="of:=[.A34]*budgetjour-[.N34]" office:value-type="currency" office:currency="EUR" office:value="239.18" calcext:value-type="currency">
            <text:p>239,18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6" table:formula="of:=[.B34]+1" office:value-type="date" office:date-value="2021-07-04" calcext:value-type="date">
            <text:p>dim. 4 juil.</text:p>
          </table:table-cell>
          <table:table-cell table:style-name="ce23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formula="of:=[.H34]+[.G35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1.95+12" office:value-type="currency" office:currency="EUR" office:value="13.95" calcext:value-type="currency">
            <text:p>13,95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5]+[.K35]+[.L35]" office:value-type="currency" office:currency="EUR" office:value="13.95" calcext:value-type="currency">
            <text:p>13,95 €</text:p>
          </table:table-cell>
          <table:table-cell table:style-name="ce32" table:formula="of:=[.N34]+[.M35]" office:value-type="currency" office:currency="EUR" office:value="764.77" calcext:value-type="currency">
            <text:p>764,77 €</text:p>
          </table:table-cell>
          <table:table-cell table:style-name="ce33" table:formula="of:=[.A35]*budgetjour-[.N35]" office:value-type="currency" office:currency="EUR" office:value="255.23" calcext:value-type="currency">
            <text:p>255,23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6" table:formula="of:=[.B35]+1" office:value-type="date" office:date-value="2021-07-05" calcext:value-type="date">
            <text:p>lun. 5 juil.</text:p>
          </table:table-cell>
          <table:table-cell table:style-name="ce23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5]+[.G36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6]+[.K36]+[.L36]" office:value-type="currency" office:currency="EUR" office:value="0" calcext:value-type="currency">
            <text:p>0,00 €</text:p>
          </table:table-cell>
          <table:table-cell table:style-name="ce32" table:formula="of:=[.N35]+[.M36]" office:value-type="currency" office:currency="EUR" office:value="764.77" calcext:value-type="currency">
            <text:p>764,77 €</text:p>
          </table:table-cell>
          <table:table-cell table:style-name="ce33" table:formula="of:=[.A36]*budgetjour-[.N36]" office:value-type="currency" office:currency="EUR" office:value="285.23" calcext:value-type="currency">
            <text:p>285,23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6" table:formula="of:=[.B36]+1" office:value-type="date" office:date-value="2021-07-06" calcext:value-type="date">
            <text:p>mar. 6 juil.</text:p>
          </table:table-cell>
          <table:table-cell table:style-name="ce23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6]+[.G37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7]+[.K37]+[.L37]" office:value-type="currency" office:currency="EUR" office:value="0" calcext:value-type="currency">
            <text:p>0,00 €</text:p>
          </table:table-cell>
          <table:table-cell table:style-name="ce32" table:formula="of:=[.N36]+[.M37]" office:value-type="currency" office:currency="EUR" office:value="764.77" calcext:value-type="currency">
            <text:p>764,77 €</text:p>
          </table:table-cell>
          <table:table-cell table:style-name="ce33" table:formula="of:=[.A37]*budgetjour-[.N37]" office:value-type="currency" office:currency="EUR" office:value="315.23" calcext:value-type="currency">
            <text:p>315,23 €</text:p>
          </table:table-cell>
          <table:table-cell table:style-name="ce17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6" table:formula="of:=[.B37]+1" office:value-type="date" office:date-value="2021-07-07" calcext:value-type="date">
            <text:p>mer. 7 juil.</text:p>
          </table:table-cell>
          <table:table-cell table:style-name="ce23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7]+[.G38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8]+[.K38]+[.L38]" office:value-type="currency" office:currency="EUR" office:value="0" calcext:value-type="currency">
            <text:p>0,00 €</text:p>
          </table:table-cell>
          <table:table-cell table:style-name="ce32" table:formula="of:=[.N37]+[.M38]" office:value-type="currency" office:currency="EUR" office:value="764.77" calcext:value-type="currency">
            <text:p>764,77 €</text:p>
          </table:table-cell>
          <table:table-cell table:style-name="ce33" table:formula="of:=[.A38]*budgetjour-[.N38]" office:value-type="currency" office:currency="EUR" office:value="345.23" calcext:value-type="currency">
            <text:p>345,23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6" table:formula="of:=[.B38]+1" office:value-type="date" office:date-value="2021-07-08" calcext:value-type="date">
            <text:p>jeu. 8 juil.</text:p>
          </table:table-cell>
          <table:table-cell table:style-name="ce23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formula="of:=[.H38]+[.G39]" office:value-type="float" office:value="16933" calcext:value-type="float">
            <text:p>16933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1" calcext:value-type="currency">
            <text:p>1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9]+[.K39]+[.L39]" office:value-type="currency" office:currency="EUR" office:value="1" calcext:value-type="currency">
            <text:p>1,00 €</text:p>
          </table:table-cell>
          <table:table-cell table:style-name="ce32" table:formula="of:=[.N38]+[.M39]" office:value-type="currency" office:currency="EUR" office:value="765.77" calcext:value-type="currency">
            <text:p>765,77 €</text:p>
          </table:table-cell>
          <table:table-cell table:style-name="ce33" table:formula="of:=[.A39]*budgetjour-[.N39]" office:value-type="currency" office:currency="EUR" office:value="374.23" calcext:value-type="currency">
            <text:p>374,23 €</text:p>
          </table:table-cell>
          <table:table-cell table:style-name="ce17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6" table:formula="of:=[.B39]+1" office:value-type="date" office:date-value="2021-07-09" calcext:value-type="date">
            <text:p>ven. 9 juil.</text:p>
          </table:table-cell>
          <table:table-cell table:style-name="ce23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formula="of:=[.H39]+[.G40]" office:value-type="float" office:value="17344" calcext:value-type="float">
            <text:p>17344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2" calcext:value-type="currency">
            <text:p>2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0]+[.K40]+[.L40]" office:value-type="currency" office:currency="EUR" office:value="2" calcext:value-type="currency">
            <text:p>2,00 €</text:p>
          </table:table-cell>
          <table:table-cell table:style-name="ce32" table:formula="of:=[.N39]+[.M40]" office:value-type="currency" office:currency="EUR" office:value="767.77" calcext:value-type="currency">
            <text:p>767,77 €</text:p>
          </table:table-cell>
          <table:table-cell table:style-name="ce33" table:formula="of:=[.A40]*budgetjour-[.N40]" office:value-type="currency" office:currency="EUR" office:value="402.23" calcext:value-type="currency">
            <text:p>402,23 €</text:p>
          </table:table-cell>
          <table:table-cell table:style-name="ce17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6" table:formula="of:=[.B40]+1" office:value-type="date" office:date-value="2021-07-10" calcext:value-type="date">
            <text:p>sam. 10 juil.</text:p>
          </table:table-cell>
          <table:table-cell/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formula="of:=[.H40]+[.G41]" office:value-type="float" office:value="17743" calcext:value-type="float">
            <text:p>17743</text:p>
          </table:table-cell>
          <table:table-cell office:value-type="string" calcext:value-type="string">
            <text:p>Hostal</text:p>
          </table:table-cell>
          <table:table-cell table:style-name="ce32" office:value-type="currency" office:currency="EUR" office:value="45" calcext:value-type="currency">
            <text:p>45,00 €</text:p>
          </table:table-cell>
          <table:table-cell table:style-name="ce32" table:formula="of:=12.88" office:value-type="currency" office:currency="EUR" office:value="12.88" calcext:value-type="currency">
            <text:p>12,88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1]+[.K41]+[.L41]" office:value-type="currency" office:currency="EUR" office:value="57.88" calcext:value-type="currency">
            <text:p>57,88 €</text:p>
          </table:table-cell>
          <table:table-cell table:style-name="ce32" table:formula="of:=[.N40]+[.M41]" office:value-type="currency" office:currency="EUR" office:value="825.65" calcext:value-type="currency">
            <text:p>825,65 €</text:p>
          </table:table-cell>
          <table:table-cell table:style-name="ce33" table:formula="of:=[.A41]*budgetjour-[.N41]" office:value-type="currency" office:currency="EUR" office:value="374.35" calcext:value-type="currency">
            <text:p>374,35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6" table:formula="of:=[.B41]+1" office:value-type="date" office:date-value="2021-07-11" calcext:value-type="date">
            <text:p>dim. 11 juil.</text:p>
          </table:table-cell>
          <table:table-cell table:style-name="ce23" table:formula="of:=[.D41]" office:value-type="string" office:string-value="Torre de Juan Abad" calcext:value-type="string">
            <text:p>Torre de Juan Abad</text:p>
          </table:table-cell>
          <table:table-cell office:value-type="string" calcext:value-type="string">
            <text:p>Úbeda</text:p>
          </table:table-cell>
          <table:table-cell office:value-type="float" office:value="97" calcext:value-type="float">
            <text:p>97</text:p>
          </table:table-cell>
          <table:table-cell table:formula="of:=[.F41]+[.E42]" office:value-type="float" office:value="2611" calcext:value-type="float">
            <text:p>2611</text:p>
          </table:table-cell>
          <table:table-cell office:value-type="float" office:value="1266" calcext:value-type="float">
            <text:p>1266</text:p>
          </table:table-cell>
          <table:table-cell table:formula="of:=[.H41]+[.G42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3.2" calcext:value-type="currency">
            <text:p>43,20 €</text:p>
          </table:table-cell>
          <table:table-cell table:style-name="ce32" office:value-type="currency" office:currency="EUR" office:value="16.4" calcext:value-type="currency">
            <text:p>16,4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2]+[.K42]+[.L42]" office:value-type="currency" office:currency="EUR" office:value="59.6" calcext:value-type="currency">
            <text:p>59,60 €</text:p>
          </table:table-cell>
          <table:table-cell table:style-name="ce32" table:formula="of:=[.N41]+[.M42]" office:value-type="currency" office:currency="EUR" office:value="885.25" calcext:value-type="currency">
            <text:p>885,25 €</text:p>
          </table:table-cell>
          <table:table-cell table:style-name="ce33" table:formula="of:=[.A42]*budgetjour-[.N42]" office:value-type="currency" office:currency="EUR" office:value="344.75" calcext:value-type="currency">
            <text:p>344,75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6" table:formula="of:=[.B42]+1" office:value-type="date" office:date-value="2021-07-12" calcext:value-type="date">
            <text:p>lun. 12 juil.</text:p>
          </table:table-cell>
          <table:table-cell table:style-name="ce23" table:formula="of:=[.D42]" office:value-type="string" office:string-value="Úbeda" calcext:value-type="string">
            <text:p>Úbeda</text:p>
          </table:table-cell>
          <table:table-cell office:value-type="string" calcext:value-type="string">
            <text:p>Úbeda</text:p>
          </table:table-cell>
          <table:table-cell office:value-type="float" office:value="0" calcext:value-type="float">
            <text:p>0</text:p>
          </table:table-cell>
          <table:table-cell table:formula="of:=[.F42]+[.E43]" office:value-type="float" office:value="2611" calcext:value-type="float">
            <text:p>2611</text:p>
          </table:table-cell>
          <table:table-cell/>
          <table:table-cell table:formula="of:=[.H42]+[.G43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4" calcext:value-type="currency">
            <text:p>44,00 €</text:p>
          </table:table-cell>
          <table:table-cell table:style-name="ce32" table:formula="of:=7.47" office:value-type="currency" office:currency="EUR" office:value="7.47" calcext:value-type="currency">
            <text:p>7,47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3]+[.K43]+[.L43]" office:value-type="currency" office:currency="EUR" office:value="51.47" calcext:value-type="currency">
            <text:p>51,47 €</text:p>
          </table:table-cell>
          <table:table-cell table:style-name="ce32" table:formula="of:=[.N42]+[.M43]" office:value-type="currency" office:currency="EUR" office:value="936.72" calcext:value-type="currency">
            <text:p>936,72 €</text:p>
          </table:table-cell>
          <table:table-cell table:style-name="ce33" table:formula="of:=[.A43]*budgetjour-[.N43]" office:value-type="currency" office:currency="EUR" office:value="323.28" calcext:value-type="currency">
            <text:p>323,28 €</text:p>
          </table:table-cell>
          <table:table-cell table:style-name="ce17" office:value-type="float" office:value="4.35" calcext:value-type="float">
            <text:p>4,35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6" table:formula="of:=[.B43]+1" office:value-type="date" office:date-value="2021-07-13" calcext:value-type="date">
            <text:p>mar. 13 juil.</text:p>
          </table:table-cell>
          <table:table-cell table:style-name="ce23" table:formula="of:=[.D43]" office:value-type="string" office:string-value="Úbeda" calcext:value-type="string">
            <text:p>Úbeda</text:p>
          </table:table-cell>
          <table:table-cell office:value-type="string" calcext:value-type="string">
            <text:p>Guadahortuna</text:p>
          </table:table-cell>
          <table:table-cell office:value-type="float" office:value="70" calcext:value-type="float">
            <text:p>70</text:p>
          </table:table-cell>
          <table:table-cell table:formula="of:=[.F43]+[.E44]" office:value-type="float" office:value="2681" calcext:value-type="float">
            <text:p>2681</text:p>
          </table:table-cell>
          <table:table-cell office:value-type="float" office:value="1204" calcext:value-type="float">
            <text:p>1204</text:p>
          </table:table-cell>
          <table:table-cell table:formula="of:=[.H43]+[.G44]" office:value-type="float" office:value="20213" calcext:value-type="float">
            <text:p>20213</text:p>
          </table:table-cell>
          <table:table-cell office:value-type="string" calcext:value-type="string">
            <text:p>Sauvage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table:style-name="ce32" table:formula="of:=[.J44]+[.K44]+[.L44]" office:value-type="currency" office:currency="EUR" office:value="2.4" calcext:value-type="currency">
            <text:p>2,40 €</text:p>
          </table:table-cell>
          <table:table-cell table:style-name="ce32" table:formula="of:=[.N43]+[.M44]" office:value-type="currency" office:currency="EUR" office:value="939.12" calcext:value-type="currency">
            <text:p>939,12 €</text:p>
          </table:table-cell>
          <table:table-cell table:style-name="ce33" table:formula="of:=[.A44]*budgetjour-[.N44]" office:value-type="currency" office:currency="EUR" office:value="350.88" calcext:value-type="currency">
            <text:p>350,88 €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6" table:formula="of:=[.B44]+1" office:value-type="date" office:date-value="2021-07-14" calcext:value-type="date">
            <text:p>mer. 14 juil.</text:p>
          </table:table-cell>
          <table:table-cell table:style-name="ce23" table:formula="of:=[.D44]" office:value-type="string" office:string-value="Guadahortuna" calcext:value-type="string">
            <text:p>Guadahortuna</text:p>
          </table:table-cell>
          <table:table-cell office:value-type="string" calcext:value-type="string">
            <text:p>Granada</text:p>
          </table:table-cell>
          <table:table-cell office:value-type="float" office:value="58" calcext:value-type="float">
            <text:p>58</text:p>
          </table:table-cell>
          <table:table-cell table:formula="of:=[.F44]+[.E45]" office:value-type="float" office:value="2739" calcext:value-type="float">
            <text:p>2739</text:p>
          </table:table-cell>
          <table:table-cell office:value-type="float" office:value="582" calcext:value-type="float">
            <text:p>582</text:p>
          </table:table-cell>
          <table:table-cell table:formula="of:=[.H44]+[.G45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2" table:formula="of:=[.J45]+[.K45]+[.L45]" office:value-type="currency" office:currency="EUR" office:value="0" calcext:value-type="currency">
            <text:p>0,00 €</text:p>
          </table:table-cell>
          <table:table-cell table:style-name="ce32" table:formula="of:=[.N44]+[.M45]" office:value-type="currency" office:currency="EUR" office:value="939.12" calcext:value-type="currency">
            <text:p>939,12 €</text:p>
          </table:table-cell>
          <table:table-cell table:style-name="ce33" table:formula="of:=[.A45]*budgetjour-[.N45]" office:value-type="currency" office:currency="EUR" office:value="380.88" calcext:value-type="currency">
            <text:p>380,88 €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6" table:formula="of:=[.B45]+1" office:value-type="date" office:date-value="2021-07-15" calcext:value-type="date">
            <text:p>jeu. 15 juil.</text:p>
          </table:table-cell>
          <table:table-cell table:style-name="ce23" table:formula="of:=[.D45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5]+[.E46]" office:value-type="float" office:value="2739" calcext:value-type="float">
            <text:p>2739</text:p>
          </table:table-cell>
          <table:table-cell/>
          <table:table-cell table:formula="of:=[.H45]+[.G46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6]+[.K46]+[.L46]" office:value-type="currency" office:currency="EUR" office:value="0" calcext:value-type="currency">
            <text:p>0,00 €</text:p>
          </table:table-cell>
          <table:table-cell table:style-name="ce32" table:formula="of:=[.N45]+[.M46]" office:value-type="currency" office:currency="EUR" office:value="939.12" calcext:value-type="currency">
            <text:p>939,12 €</text:p>
          </table:table-cell>
          <table:table-cell table:style-name="ce33" table:formula="of:=[.A46]*budgetjour-[.N46]" office:value-type="currency" office:currency="EUR" office:value="410.88" calcext:value-type="currency">
            <text:p>410,88 €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6" table:formula="of:=[.B46]+1" office:value-type="date" office:date-value="2021-07-16" calcext:value-type="date">
            <text:p>ven. 16 juil.</text:p>
          </table:table-cell>
          <table:table-cell table:style-name="ce23" table:formula="of:=[.D46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39" calcext:value-type="float">
            <text:p>39</text:p>
          </table:table-cell>
          <table:table-cell table:formula="of:=[.F46]+[.E47]" office:value-type="float" office:value="2778" calcext:value-type="float">
            <text:p>2778</text:p>
          </table:table-cell>
          <table:table-cell office:value-type="float" office:value="830" calcext:value-type="float">
            <text:p>830</text:p>
          </table:table-cell>
          <table:table-cell table:formula="of:=[.H46]+[.G47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7]+[.K47]+[.L47]" office:value-type="currency" office:currency="EUR" office:value="0" calcext:value-type="currency">
            <text:p>0,00 €</text:p>
          </table:table-cell>
          <table:table-cell table:style-name="ce32" table:formula="of:=[.N46]+[.M47]" office:value-type="currency" office:currency="EUR" office:value="939.12" calcext:value-type="currency">
            <text:p>939,12 €</text:p>
          </table:table-cell>
          <table:table-cell table:style-name="ce33" table:formula="of:=[.A47]*budgetjour-[.N47]" office:value-type="currency" office:currency="EUR" office:value="440.88" calcext:value-type="currency">
            <text:p>440,88 €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6" table:formula="of:=[.B47]+1" office:value-type="date" office:date-value="2021-07-17" calcext:value-type="date">
            <text:p>sam. 17 juil.</text:p>
          </table:table-cell>
          <table:table-cell table:style-name="ce23" table:formula="of:=[.D47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2778" calcext:value-type="float">
            <text:p>2778</text:p>
          </table:table-cell>
          <table:table-cell/>
          <table:table-cell table:formula="of:=[.H47]+[.G48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8]+[.K48]+[.L48]" office:value-type="currency" office:currency="EUR" office:value="0" calcext:value-type="currency">
            <text:p>0,00 €</text:p>
          </table:table-cell>
          <table:table-cell table:style-name="ce32" table:formula="of:=[.N47]+[.M48]" office:value-type="currency" office:currency="EUR" office:value="939.12" calcext:value-type="currency">
            <text:p>939,12 €</text:p>
          </table:table-cell>
          <table:table-cell table:style-name="ce33" table:formula="of:=[.A48]*budgetjour-[.N48]" office:value-type="currency" office:currency="EUR" office:value="470.88" calcext:value-type="currency">
            <text:p>470,88 €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6" table:formula="of:=[.B48]+1" office:value-type="date" office:date-value="2021-07-18" calcext:value-type="date">
            <text:p>dim. 18 juil.</text:p>
          </table:table-cell>
          <table:table-cell table:style-name="ce23" table:formula="of:=[.D48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8]+[.E49]" office:value-type="float" office:value="2778" calcext:value-type="float">
            <text:p>2778</text:p>
          </table:table-cell>
          <table:table-cell/>
          <table:table-cell table:formula="of:=[.H48]+[.G49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9]+[.K49]+[.L49]" office:value-type="currency" office:currency="EUR" office:value="0" calcext:value-type="currency">
            <text:p>0,00 €</text:p>
          </table:table-cell>
          <table:table-cell table:style-name="ce32" table:formula="of:=[.N48]+[.M49]" office:value-type="currency" office:currency="EUR" office:value="939.12" calcext:value-type="currency">
            <text:p>939,12 €</text:p>
          </table:table-cell>
          <table:table-cell table:style-name="ce33" table:formula="of:=[.A49]*budgetjour-[.N49]" office:value-type="currency" office:currency="EUR" office:value="500.88" calcext:value-type="currency">
            <text:p>500,88 €</text:p>
          </table:table-cell>
          <table:table-cell office:value-type="float" office:value="7.75" calcext:value-type="float">
            <text:p>7,75</text:p>
          </table:table-cell>
          <table:table-cell table:number-columns-repeated="100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49]+1" office:value-type="date" office:date-value="2021-07-19" calcext:value-type="date">
            <text:p>lun. 19 juil.</text:p>
          </table:table-cell>
          <table:table-cell table:style-name="ce23" table:formula="of:=[.D49]" office:value-type="string" office:string-value="Granada" calcext:value-type="string">
            <text:p>Granada</text:p>
          </table:table-cell>
          <table:table-cell office:value-type="string" calcext:value-type="string">
            <text:p>Alhama de Granada</text:p>
          </table:table-cell>
          <table:table-cell office:value-type="float" office:value="77" calcext:value-type="float">
            <text:p>77</text:p>
          </table:table-cell>
          <table:table-cell table:formula="of:=[.F49]+[.E50]" office:value-type="float" office:value="2855" calcext:value-type="float">
            <text:p>2855</text:p>
          </table:table-cell>
          <table:table-cell office:value-type="float" office:value="1011" calcext:value-type="float">
            <text:p>1011</text:p>
          </table:table-cell>
          <table:table-cell table:formula="of:=[.H49]+[.G50]" office:value-type="float" office:value="22636" calcext:value-type="float">
            <text:p>22636</text:p>
          </table:table-cell>
          <table:table-cell office:value-type="string" calcext:value-type="string">
            <text:p>Sauva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2" table:formula="of:=[.J50]+[.K50]+[.L50]" office:value-type="currency" office:currency="EUR" office:value="2" calcext:value-type="currency">
            <text:p>2,00 €</text:p>
          </table:table-cell>
          <table:table-cell table:style-name="ce32" table:formula="of:=[.N49]+[.M50]" office:value-type="currency" office:currency="EUR" office:value="941.12" calcext:value-type="currency">
            <text:p>941,12 €</text:p>
          </table:table-cell>
          <table:table-cell table:style-name="ce33" table:formula="of:=[.A50]*budgetjour-[.N50]" office:value-type="currency" office:currency="EUR" office:value="528.88" calcext:value-type="currency">
            <text:p>528,88 €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6" table:formula="of:=[.B50]+1" office:value-type="date" office:date-value="2021-07-20" calcext:value-type="date">
            <text:p>mar. 20 juil.</text:p>
          </table:table-cell>
          <table:table-cell table:style-name="ce23" table:formula="of:=[.D50]" office:value-type="string" office:string-value="Alhama de Granada" calcext:value-type="string">
            <text:p>Alhama de Granada</text:p>
          </table:table-cell>
          <table:table-cell office:value-type="string" calcext:value-type="string">
            <text:p>Malaga</text:p>
          </table:table-cell>
          <table:table-cell office:value-type="float" office:value="67" calcext:value-type="float">
            <text:p>67</text:p>
          </table:table-cell>
          <table:table-cell table:formula="of:=[.F50]+[.E51]" office:value-type="float" office:value="2922" calcext:value-type="float">
            <text:p>2922</text:p>
          </table:table-cell>
          <table:table-cell office:value-type="float" office:value="196" calcext:value-type="float">
            <text:p>196</text:p>
          </table:table-cell>
          <table:table-cell table:formula="of:=[.H50]+[.G51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1]+[.K51]+[.L51]" office:value-type="currency" office:currency="EUR" office:value="0" calcext:value-type="currency">
            <text:p>0,00 €</text:p>
          </table:table-cell>
          <table:table-cell table:style-name="ce32" table:formula="of:=[.N50]+[.M51]" office:value-type="currency" office:currency="EUR" office:value="941.12" calcext:value-type="currency">
            <text:p>941,12 €</text:p>
          </table:table-cell>
          <table:table-cell table:style-name="ce33" table:formula="of:=[.A51]*budgetjour-[.N51]" office:value-type="currency" office:currency="EUR" office:value="558.88" calcext:value-type="currency">
            <text:p>558,88 €</text:p>
          </table:table-cell>
          <table:table-cell office:value-type="float" office:value="8.15" calcext:value-type="float">
            <text:p>8,15</text:p>
          </table:table-cell>
          <table:table-cell table:number-columns-repeated="100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6" table:formula="of:=[.B51]+1" office:value-type="date" office:date-value="2021-07-21" calcext:value-type="date">
            <text:p>mer. 21 juil.</text:p>
          </table:table-cell>
          <table:table-cell table:style-name="ce23" table:formula="of:=[.D51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2922" calcext:value-type="float">
            <text:p>2922</text:p>
          </table:table-cell>
          <table:table-cell office:value-type="float" office:value="0" calcext:value-type="float">
            <text:p/>
          </table:table-cell>
          <table:table-cell table:formula="of:=[.H51]+[.G52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2]+[.K52]+[.L52]" office:value-type="currency" office:currency="EUR" office:value="0" calcext:value-type="currency">
            <text:p>0,00 €</text:p>
          </table:table-cell>
          <table:table-cell table:style-name="ce32" table:formula="of:=[.N51]+[.M52]" office:value-type="currency" office:currency="EUR" office:value="941.12" calcext:value-type="currency">
            <text:p>941,12 €</text:p>
          </table:table-cell>
          <table:table-cell table:style-name="ce33" table:formula="of:=[.A52]*budgetjour-[.N52]" office:value-type="currency" office:currency="EUR" office:value="588.88" calcext:value-type="currency">
            <text:p>588,88 €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6" table:formula="of:=[.B52]+1" office:value-type="date" office:date-value="2021-07-22" calcext:value-type="date">
            <text:p>jeu. 22 juil.</text:p>
          </table:table-cell>
          <table:table-cell table:style-name="ce23" table:formula="of:=[.D52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41" calcext:value-type="float">
            <text:p>41</text:p>
          </table:table-cell>
          <table:table-cell table:formula="of:=[.F52]+[.E53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2]+[.G53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3]+[.K53]+[.L53]" office:value-type="currency" office:currency="EUR" office:value="0" calcext:value-type="currency">
            <text:p>0,00 €</text:p>
          </table:table-cell>
          <table:table-cell table:style-name="ce32" table:formula="of:=[.N52]+[.M53]" office:value-type="currency" office:currency="EUR" office:value="941.12" calcext:value-type="currency">
            <text:p>941,12 €</text:p>
          </table:table-cell>
          <table:table-cell table:style-name="ce33" table:formula="of:=[.A53]*budgetjour-[.N53]" office:value-type="currency" office:currency="EUR" office:value="618.88" calcext:value-type="currency">
            <text:p>618,88 €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6" table:formula="of:=[.B53]+1" office:value-type="date" office:date-value="2021-07-23" calcext:value-type="date">
            <text:p>ven. 23 juil.</text:p>
          </table:table-cell>
          <table:table-cell table:style-name="ce23" table:formula="of:=[.D53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3]+[.E54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3]+[.G54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4]+[.K54]+[.L54]" office:value-type="currency" office:currency="EUR" office:value="0" calcext:value-type="currency">
            <text:p>0,00 €</text:p>
          </table:table-cell>
          <table:table-cell table:style-name="ce32" table:formula="of:=[.N53]+[.M54]" office:value-type="currency" office:currency="EUR" office:value="941.12" calcext:value-type="currency">
            <text:p>941,12 €</text:p>
          </table:table-cell>
          <table:table-cell table:style-name="ce33" table:formula="of:=[.A54]*budgetjour-[.N54]" office:value-type="currency" office:currency="EUR" office:value="648.88" calcext:value-type="currency">
            <text:p>648,88 €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6" table:formula="of:=[.B54]+1" office:value-type="date" office:date-value="2021-07-24" calcext:value-type="date">
            <text:p>sam. 24 juil.</text:p>
          </table:table-cell>
          <table:table-cell table:style-name="ce23" table:formula="of:=[.D54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31" calcext:value-type="float">
            <text:p>31</text:p>
          </table:table-cell>
          <table:table-cell table:formula="of:=[.F54]+[.E55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4]+[.G55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5]+[.K55]+[.L55]" office:value-type="currency" office:currency="EUR" office:value="0" calcext:value-type="currency">
            <text:p>0,00 €</text:p>
          </table:table-cell>
          <table:table-cell table:style-name="ce32" table:formula="of:=[.N54]+[.M55]" office:value-type="currency" office:currency="EUR" office:value="941.12" calcext:value-type="currency">
            <text:p>941,12 €</text:p>
          </table:table-cell>
          <table:table-cell table:style-name="ce33" table:formula="of:=[.A55]*budgetjour-[.N55]" office:value-type="currency" office:currency="EUR" office:value="678.88" calcext:value-type="currency">
            <text:p>678,88 €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6" table:formula="of:=[.B55]+1" office:value-type="date" office:date-value="2021-07-25" calcext:value-type="date">
            <text:p>dim. 25 juil.</text:p>
          </table:table-cell>
          <table:table-cell table:style-name="ce23" table:formula="of:=[.D55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5]+[.G56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6]+[.K56]+[.L56]" office:value-type="currency" office:currency="EUR" office:value="0" calcext:value-type="currency">
            <text:p>0,00 €</text:p>
          </table:table-cell>
          <table:table-cell table:style-name="ce32" table:formula="of:=[.N55]+[.M56]" office:value-type="currency" office:currency="EUR" office:value="941.12" calcext:value-type="currency">
            <text:p>941,12 €</text:p>
          </table:table-cell>
          <table:table-cell table:style-name="ce33" table:formula="of:=[.A56]*budgetjour-[.N56]" office:value-type="currency" office:currency="EUR" office:value="708.88" calcext:value-type="currency">
            <text:p>708,88 €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6" table:formula="of:=[.B56]+1" office:value-type="date" office:date-value="2021-07-26" calcext:value-type="date">
            <text:p>lun. 26 juil.</text:p>
          </table:table-cell>
          <table:table-cell table:style-name="ce23" table:formula="of:=[.D56]" office:value-type="string" office:string-value="Malaga" calcext:value-type="string">
            <text:p>Malaga</text:p>
          </table:table-cell>
          <table:table-cell office:value-type="string" calcext:value-type="string">
            <text:p>Almargen</text:p>
          </table:table-cell>
          <table:table-cell office:value-type="float" office:value="85" calcext:value-type="float">
            <text:p>85</text:p>
          </table:table-cell>
          <table:table-cell table:formula="of:=[.F56]+[.E57]" office:value-type="float" office:value="3079" calcext:value-type="float">
            <text:p>3079</text:p>
          </table:table-cell>
          <table:table-cell office:value-type="float" office:value="1066" calcext:value-type="float">
            <text:p>1066</text:p>
          </table:table-cell>
          <table:table-cell table:formula="of:=[.H56]+[.G57]" office:value-type="float" office:value="23898" calcext:value-type="float">
            <text:p>23898</text:p>
          </table:table-cell>
          <table:table-cell office:value-type="string" calcext:value-type="string">
            <text:p>Hotel</text:p>
          </table:table-cell>
          <table:table-cell office:value-type="float" office:value="25" calcext:value-type="float">
            <text:p>25</text:p>
          </table:table-cell>
          <table:table-cell table:formula="of:=1.2+2" office:value-type="float" office:value="3.2" calcext:value-type="float">
            <text:p>3,2</text:p>
          </table:table-cell>
          <table:table-cell/>
          <table:table-cell table:style-name="ce32" table:formula="of:=[.J57]+[.K57]+[.L57]" office:value-type="currency" office:currency="EUR" office:value="28.2" calcext:value-type="currency">
            <text:p>28,20 €</text:p>
          </table:table-cell>
          <table:table-cell table:style-name="ce32" table:formula="of:=[.N56]+[.M57]" office:value-type="currency" office:currency="EUR" office:value="969.32" calcext:value-type="currency">
            <text:p>969,32 €</text:p>
          </table:table-cell>
          <table:table-cell table:style-name="ce33" table:formula="of:=[.A57]*budgetjour-[.N57]" office:value-type="currency" office:currency="EUR" office:value="710.68" calcext:value-type="currency">
            <text:p>710,68 €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6" table:formula="of:=[.B57]+1" office:value-type="date" office:date-value="2021-07-27" calcext:value-type="date">
            <text:p>mar. 27 juil.</text:p>
          </table:table-cell>
          <table:table-cell table:style-name="ce23" table:formula="of:=[.D57]" office:value-type="string" office:string-value="Almargen" calcext:value-type="string">
            <text:p>Almargen</text:p>
          </table:table-cell>
          <table:table-cell office:value-type="string" calcext:value-type="string">
            <text:p>Carmona</text:p>
          </table:table-cell>
          <table:table-cell office:value-type="float" office:value="95" calcext:value-type="float">
            <text:p>95</text:p>
          </table:table-cell>
          <table:table-cell table:formula="of:=[.F57]+[.E58]" office:value-type="float" office:value="3174" calcext:value-type="float">
            <text:p>3174</text:p>
          </table:table-cell>
          <table:table-cell office:value-type="float" office:value="694" calcext:value-type="float">
            <text:p>694</text:p>
          </table:table-cell>
          <table:table-cell table:formula="of:=[.H57]+[.G58]" office:value-type="float" office:value="24592" calcext:value-type="float">
            <text:p>24592</text:p>
          </table:table-cell>
          <table:table-cell office:value-type="string" calcext:value-type="string">
            <text:p>Hotel</text:p>
          </table:table-cell>
          <table:table-cell office:value-type="float" office:value="45" calcext:value-type="float">
            <text:p>45</text:p>
          </table:table-cell>
          <table:table-cell table:formula="of:=5.5+6.66" office:value-type="float" office:value="12.16" calcext:value-type="float">
            <text:p>12,16</text:p>
          </table:table-cell>
          <table:table-cell/>
          <table:table-cell table:style-name="ce32" table:formula="of:=[.J58]+[.K58]+[.L58]" office:value-type="currency" office:currency="EUR" office:value="57.16" calcext:value-type="currency">
            <text:p>57,16 €</text:p>
          </table:table-cell>
          <table:table-cell table:style-name="ce32" table:formula="of:=[.N57]+[.M58]" office:value-type="currency" office:currency="EUR" office:value="1026.48" calcext:value-type="currency">
            <text:p>1 026,48 €</text:p>
          </table:table-cell>
          <table:table-cell table:style-name="ce33" table:formula="of:=[.A58]*budgetjour-[.N58]" office:value-type="currency" office:currency="EUR" office:value="683.52" calcext:value-type="currency">
            <text:p>683,52 €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6" table:formula="of:=[.B58]+1" office:value-type="date" office:date-value="2021-07-28" calcext:value-type="date">
            <text:p>mer. 28 juil.</text:p>
          </table:table-cell>
          <table:table-cell table:style-name="ce23" table:formula="of:=[.D58]" office:value-type="string" office:string-value="Carmona" calcext:value-type="string">
            <text:p>Carmona</text:p>
          </table:table-cell>
          <table:table-cell office:value-type="string" calcext:value-type="string">
            <text:p>Séville</text:p>
          </table:table-cell>
          <table:table-cell office:value-type="float" office:value="41" calcext:value-type="float">
            <text:p>41</text:p>
          </table:table-cell>
          <table:table-cell table:formula="of:=[.F58]+[.E59]" office:value-type="float" office:value="3215" calcext:value-type="float">
            <text:p>3215</text:p>
          </table:table-cell>
          <table:table-cell office:value-type="float" office:value="141" calcext:value-type="float">
            <text:p>141</text:p>
          </table:table-cell>
          <table:table-cell table:formula="of:=[.H58]+[.G59]" office:value-type="float" office:value="24733" calcext:value-type="float">
            <text:p>24733</text:p>
          </table:table-cell>
          <table:table-cell office:value-type="string" calcext:value-type="string">
            <text:p>Hostal</text:p>
          </table:table-cell>
          <table:table-cell office:value-type="float" office:value="27" calcext:value-type="float">
            <text:p>27</text:p>
          </table:table-cell>
          <table:table-cell table:formula="of:=10.5+12.53+13.6" office:value-type="float" office:value="36.63" calcext:value-type="float">
            <text:p>36,63</text:p>
          </table:table-cell>
          <table:table-cell table:formula="of:=3.89+5.99" office:value-type="float" office:value="9.88" calcext:value-type="float">
            <text:p>9,88</text:p>
          </table:table-cell>
          <table:table-cell table:style-name="ce32" table:formula="of:=[.J59]+[.K59]+[.L59]" office:value-type="currency" office:currency="EUR" office:value="73.51" calcext:value-type="currency">
            <text:p>73,51 €</text:p>
          </table:table-cell>
          <table:table-cell table:style-name="ce32" table:formula="of:=[.N58]+[.M59]" office:value-type="currency" office:currency="EUR" office:value="1099.99" calcext:value-type="currency">
            <text:p>1 099,99 €</text:p>
          </table:table-cell>
          <table:table-cell table:style-name="ce33" table:formula="of:=[.A59]*budgetjour-[.N59]" office:value-type="currency" office:currency="EUR" office:value="640.01" calcext:value-type="currency">
            <text:p>640,01 €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6" table:formula="of:=[.B59]+1" office:value-type="date" office:date-value="2021-07-29" calcext:value-type="date">
            <text:p>jeu. 29 juil.</text:p>
          </table:table-cell>
          <table:table-cell table:style-name="ce23" table:formula="of:=[.D59]" office:value-type="string" office:string-value="Séville" calcext:value-type="string">
            <text:p>Séville</text:p>
          </table:table-cell>
          <table:table-cell office:value-type="string" calcext:value-type="string">
            <text:p>El Real de la Jara</text:p>
          </table:table-cell>
          <table:table-cell office:value-type="float" office:value="87" calcext:value-type="float">
            <text:p>87</text:p>
          </table:table-cell>
          <table:table-cell table:formula="of:=[.F59]+[.E60]" office:value-type="float" office:value="3302" calcext:value-type="float">
            <text:p>3302</text:p>
          </table:table-cell>
          <table:table-cell office:value-type="float" office:value="1135" calcext:value-type="float">
            <text:p>1135</text:p>
          </table:table-cell>
          <table:table-cell table:formula="of:=[.H59]+[.G60]" office:value-type="float" office:value="25868" calcext:value-type="float">
            <text:p>25868</text:p>
          </table:table-cell>
          <table:table-cell office:value-type="string" calcext:value-type="string">
            <text:p>Auberge</text:p>
          </table:table-cell>
          <table:table-cell office:value-type="float" office:value="10" calcext:value-type="float">
            <text:p>10</text:p>
          </table:table-cell>
          <table:table-cell table:formula="of:=2.5+10" office:value-type="float" office:value="12.5" calcext:value-type="float">
            <text:p>12,5</text:p>
          </table:table-cell>
          <table:table-cell/>
          <table:table-cell table:style-name="ce32" table:formula="of:=[.J60]+[.K60]+[.L60]" office:value-type="currency" office:currency="EUR" office:value="22.5" calcext:value-type="currency">
            <text:p>22,50 €</text:p>
          </table:table-cell>
          <table:table-cell table:style-name="ce32" table:formula="of:=[.N59]+[.M60]" office:value-type="currency" office:currency="EUR" office:value="1122.49" calcext:value-type="currency">
            <text:p>1 122,49 €</text:p>
          </table:table-cell>
          <table:table-cell table:style-name="ce33" table:formula="of:=[.A60]*budgetjour-[.N60]" office:value-type="currency" office:currency="EUR" office:value="647.51" calcext:value-type="currency">
            <text:p>647,51 €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6" table:formula="of:=[.B60]+1" office:value-type="date" office:date-value="2021-07-30" calcext:value-type="date">
            <text:p>ven. 30 juil.</text:p>
          </table:table-cell>
          <table:table-cell table:style-name="ce23" table:formula="of:=[.D60]" office:value-type="string" office:string-value="El Real de la Jara" calcext:value-type="string">
            <text:p>El Real de la Jara</text:p>
          </table:table-cell>
          <table:table-cell office:value-type="string" calcext:value-type="string">
            <text:p>Zafra</text:p>
          </table:table-cell>
          <table:table-cell office:value-type="float" office:value="68" calcext:value-type="float">
            <text:p>68</text:p>
          </table:table-cell>
          <table:table-cell table:formula="of:=[.F60]+[.E61]" office:value-type="float" office:value="3370" calcext:value-type="float">
            <text:p>3370</text:p>
          </table:table-cell>
          <table:table-cell office:value-type="float" office:value="854" calcext:value-type="float">
            <text:p>854</text:p>
          </table:table-cell>
          <table:table-cell table:formula="of:=[.H60]+[.G61]" office:value-type="float" office:value="26722" calcext:value-type="float">
            <text:p>26722</text:p>
          </table:table-cell>
          <table:table-cell office:value-type="string" calcext:value-type="string">
            <text:p>Auberge</text:p>
          </table:table-cell>
          <table:table-cell office:value-type="float" office:value="12" calcext:value-type="float">
            <text:p>12</text:p>
          </table:table-cell>
          <table:table-cell table:formula="of:=1.5+13.3" office:value-type="float" office:value="14.8" calcext:value-type="float">
            <text:p>14,8</text:p>
          </table:table-cell>
          <table:table-cell/>
          <table:table-cell table:style-name="ce32" table:formula="of:=[.J61]+[.K61]+[.L61]" office:value-type="currency" office:currency="EUR" office:value="26.8" calcext:value-type="currency">
            <text:p>26,80 €</text:p>
          </table:table-cell>
          <table:table-cell table:style-name="ce32" table:formula="of:=[.N60]+[.M61]" office:value-type="currency" office:currency="EUR" office:value="1149.29" calcext:value-type="currency">
            <text:p>1 149,29 €</text:p>
          </table:table-cell>
          <table:table-cell table:style-name="ce33" table:formula="of:=[.A61]*budgetjour-[.N61]" office:value-type="currency" office:currency="EUR" office:value="650.71" calcext:value-type="currency">
            <text:p>650,71 €</text:p>
          </table:table-cell>
          <table:table-cell office:value-type="float" office:value="13.37" calcext:value-type="float">
            <text:p>13,37</text:p>
          </table:table-cell>
          <table:table-cell table:number-columns-repeated="100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6" table:formula="of:=[.B61]+1" office:value-type="date" office:date-value="2021-07-31" calcext:value-type="date">
            <text:p>sam. 31 juil.</text:p>
          </table:table-cell>
          <table:table-cell table:style-name="ce23" table:formula="of:=[.D61]" office:value-type="string" office:string-value="Zafra" calcext:value-type="string">
            <text:p>Zafra</text:p>
          </table:table-cell>
          <table:table-cell office:value-type="string" calcext:value-type="string">
            <text:p>Mérida</text:p>
          </table:table-cell>
          <table:table-cell office:value-type="float" office:value="69" calcext:value-type="float">
            <text:p>69</text:p>
          </table:table-cell>
          <table:table-cell table:formula="of:=[.F61]+[.E62]" office:value-type="float" office:value="3439" calcext:value-type="float">
            <text:p>3439</text:p>
          </table:table-cell>
          <table:table-cell office:value-type="float" office:value="482" calcext:value-type="float">
            <text:p>482</text:p>
          </table:table-cell>
          <table:table-cell table:formula="of:=[.H61]+[.G62]" office:value-type="float" office:value="27204" calcext:value-type="float">
            <text:p>27204</text:p>
          </table:table-cell>
          <table:table-cell office:value-type="string" calcext:value-type="string">
            <text:p>Camping</text:p>
          </table:table-cell>
          <table:table-cell office:value-type="float" office:value="9" calcext:value-type="float">
            <text:p>9</text:p>
          </table:table-cell>
          <table:table-cell table:formula="of:=10.28+13" office:value-type="float" office:value="23.28" calcext:value-type="float">
            <text:p>23,28</text:p>
          </table:table-cell>
          <table:table-cell/>
          <table:table-cell table:style-name="ce32" table:formula="of:=[.J62]+[.K62]+[.L62]" office:value-type="currency" office:currency="EUR" office:value="32.28" calcext:value-type="currency">
            <text:p>32,28 €</text:p>
          </table:table-cell>
          <table:table-cell table:style-name="ce32" table:formula="of:=[.N61]+[.M62]" office:value-type="currency" office:currency="EUR" office:value="1181.57" calcext:value-type="currency">
            <text:p>1 181,57 €</text:p>
          </table:table-cell>
          <table:table-cell table:style-name="ce33" table:formula="of:=[.A62]*budgetjour-[.N62]" office:value-type="currency" office:currency="EUR" office:value="648.43" calcext:value-type="currency">
            <text:p>648,43 €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6" table:formula="of:=[.B62]+1" office:value-type="date" office:date-value="2021-08-01" calcext:value-type="date">
            <text:p>dim. 1 août</text:p>
          </table:table-cell>
          <table:table-cell table:style-name="ce23" table:formula="of:=[.D62]" office:value-type="string" office:string-value="Mérida" calcext:value-type="string">
            <text:p>Mérida</text:p>
          </table:table-cell>
          <table:table-cell office:value-type="string" calcext:value-type="string">
            <text:p>Mérida</text:p>
          </table:table-cell>
          <table:table-cell office:value-type="float" office:value="0" calcext:value-type="float">
            <text:p>0</text:p>
          </table:table-cell>
          <table:table-cell table:formula="of:=[.F62]+[.E63]" office:value-type="float" office:value="3439" calcext:value-type="float">
            <text:p>3439</text:p>
          </table:table-cell>
          <table:table-cell office:value-type="float" office:value="0" calcext:value-type="float">
            <text:p/>
          </table:table-cell>
          <table:table-cell table:formula="of:=[.H62]+[.G63]" office:value-type="float" office:value="27204" calcext:value-type="float">
            <text:p>27204</text:p>
          </table:table-cell>
          <table:table-cell office:value-type="string" calcext:value-type="string">
            <text:p>Hotel</text:p>
          </table:table-cell>
          <table:table-cell office:value-type="float" office:value="36.45" calcext:value-type="float">
            <text:p>36,45</text:p>
          </table:table-cell>
          <table:table-cell/>
          <table:table-cell office:value-type="float" office:value="8" calcext:value-type="float">
            <text:p>8</text:p>
          </table:table-cell>
          <table:table-cell table:style-name="ce32" table:formula="of:=[.J63]+[.K63]+[.L63]" office:value-type="currency" office:currency="EUR" office:value="44.45" calcext:value-type="currency">
            <text:p>44,45 €</text:p>
          </table:table-cell>
          <table:table-cell table:style-name="ce32" table:formula="of:=[.N62]+[.M63]" office:value-type="currency" office:currency="EUR" office:value="1226.02" calcext:value-type="currency">
            <text:p>1 226,02 €</text:p>
          </table:table-cell>
          <table:table-cell table:style-name="ce33" table:formula="of:=[.A63]*budgetjour-[.N63]" office:value-type="currency" office:currency="EUR" office:value="633.98" calcext:value-type="currency">
            <text:p>633,98 €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6" table:formula="of:=[.B63]+1" office:value-type="date" office:date-value="2021-08-02" calcext:value-type="date">
            <text:p>lun. 2 août</text:p>
          </table:table-cell>
          <table:table-cell table:style-name="ce23" table:formula="of:=[.D63]" office:value-type="string" office:string-value="Mérida" calcext:value-type="string">
            <text:p>Mérida</text:p>
          </table:table-cell>
          <table:table-cell table:number-columns-repeated="2"/>
          <table:table-cell table:formula="of:=[.F63]+[.E64]" office:value-type="float" office:value="3439" calcext:value-type="float">
            <text:p>3439</text:p>
          </table:table-cell>
          <table:table-cell/>
          <table:table-cell table:formula="of:=[.H63]+[.G64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64]+[.K64]+[.L64]" office:value-type="currency" office:currency="EUR" office:value="0" calcext:value-type="currency">
            <text:p>0,00 €</text:p>
          </table:table-cell>
          <table:table-cell table:style-name="ce32" table:formula="of:=[.N63]+[.M64]" office:value-type="currency" office:currency="EUR" office:value="1226.02" calcext:value-type="currency">
            <text:p>1 226,02 €</text:p>
          </table:table-cell>
          <table:table-cell table:style-name="ce33" table:formula="of:=[.A64]*budgetjour-[.N64]" office:value-type="currency" office:currency="EUR" office:value="663.98" calcext:value-type="currency">
            <text:p>663,98 €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6" table:formula="of:=[.B64]+1" office:value-type="date" office:date-value="2021-08-03" calcext:value-type="date">
            <text:p>mar. 3 août</text:p>
          </table:table-cell>
          <table:table-cell table:style-name="ce23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3439" calcext:value-type="float">
            <text:p>3439</text:p>
          </table:table-cell>
          <table:table-cell/>
          <table:table-cell table:formula="of:=[.H64]+[.G65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65]+[.K65]+[.L65]" office:value-type="currency" office:currency="EUR" office:value="0" calcext:value-type="currency">
            <text:p>0,00 €</text:p>
          </table:table-cell>
          <table:table-cell table:style-name="ce32" table:formula="of:=[.N64]+[.M65]" office:value-type="currency" office:currency="EUR" office:value="1226.02" calcext:value-type="currency">
            <text:p>1 226,02 €</text:p>
          </table:table-cell>
          <table:table-cell table:style-name="ce33" table:formula="of:=[.A65]*budgetjour-[.N65]" office:value-type="currency" office:currency="EUR" office:value="693.98" calcext:value-type="currency">
            <text:p>693,98 €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6" table:formula="of:=[.B65]+1" office:value-type="date" office:date-value="2021-08-04" calcext:value-type="date">
            <text:p>mer. 4 août</text:p>
          </table:table-cell>
          <table:table-cell table:style-name="ce23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3439" calcext:value-type="float">
            <text:p>3439</text:p>
          </table:table-cell>
          <table:table-cell/>
          <table:table-cell table:formula="of:=[.H65]+[.G66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66]+[.K66]+[.L66]" office:value-type="currency" office:currency="EUR" office:value="0" calcext:value-type="currency">
            <text:p>0,00 €</text:p>
          </table:table-cell>
          <table:table-cell table:style-name="ce32" table:formula="of:=[.N65]+[.M66]" office:value-type="currency" office:currency="EUR" office:value="1226.02" calcext:value-type="currency">
            <text:p>1 226,02 €</text:p>
          </table:table-cell>
          <table:table-cell table:style-name="ce33" table:formula="of:=[.A66]*budgetjour-[.N66]" office:value-type="currency" office:currency="EUR" office:value="723.98" calcext:value-type="currency">
            <text:p>723,98 €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6" table:formula="of:=[.B66]+1" office:value-type="date" office:date-value="2021-08-05" calcext:value-type="date">
            <text:p>jeu. 5 août</text:p>
          </table:table-cell>
          <table:table-cell table:style-name="ce23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3439" calcext:value-type="float">
            <text:p>3439</text:p>
          </table:table-cell>
          <table:table-cell/>
          <table:table-cell table:formula="of:=[.H66]+[.G67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67]+[.K67]+[.L67]" office:value-type="currency" office:currency="EUR" office:value="0" calcext:value-type="currency">
            <text:p>0,00 €</text:p>
          </table:table-cell>
          <table:table-cell table:style-name="ce32" table:formula="of:=[.N66]+[.M67]" office:value-type="currency" office:currency="EUR" office:value="1226.02" calcext:value-type="currency">
            <text:p>1 226,02 €</text:p>
          </table:table-cell>
          <table:table-cell table:style-name="ce33" table:formula="of:=[.A67]*budgetjour-[.N67]" office:value-type="currency" office:currency="EUR" office:value="753.98" calcext:value-type="currency">
            <text:p>753,98 €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6" table:formula="of:=[.B67]+1" office:value-type="date" office:date-value="2021-08-06" calcext:value-type="date">
            <text:p>ven. 6 août</text:p>
          </table:table-cell>
          <table:table-cell table:style-name="ce23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3439" calcext:value-type="float">
            <text:p>3439</text:p>
          </table:table-cell>
          <table:table-cell/>
          <table:table-cell table:formula="of:=[.H67]+[.G68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68]+[.K68]+[.L68]" office:value-type="currency" office:currency="EUR" office:value="0" calcext:value-type="currency">
            <text:p>0,00 €</text:p>
          </table:table-cell>
          <table:table-cell table:style-name="ce32" table:formula="of:=[.N67]+[.M68]" office:value-type="currency" office:currency="EUR" office:value="1226.02" calcext:value-type="currency">
            <text:p>1 226,02 €</text:p>
          </table:table-cell>
          <table:table-cell table:style-name="ce33" table:formula="of:=[.A68]*budgetjour-[.N68]" office:value-type="currency" office:currency="EUR" office:value="783.98" calcext:value-type="currency">
            <text:p>783,98 €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6" table:formula="of:=[.B68]+1" office:value-type="date" office:date-value="2021-08-07" calcext:value-type="date">
            <text:p>sam. 7 août</text:p>
          </table:table-cell>
          <table:table-cell table:style-name="ce23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3439" calcext:value-type="float">
            <text:p>3439</text:p>
          </table:table-cell>
          <table:table-cell/>
          <table:table-cell table:formula="of:=[.H68]+[.G69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69]+[.K69]+[.L69]" office:value-type="currency" office:currency="EUR" office:value="0" calcext:value-type="currency">
            <text:p>0,00 €</text:p>
          </table:table-cell>
          <table:table-cell table:style-name="ce32" table:formula="of:=[.N68]+[.M69]" office:value-type="currency" office:currency="EUR" office:value="1226.02" calcext:value-type="currency">
            <text:p>1 226,02 €</text:p>
          </table:table-cell>
          <table:table-cell table:style-name="ce33" table:formula="of:=[.A69]*budgetjour-[.N69]" office:value-type="currency" office:currency="EUR" office:value="813.98" calcext:value-type="currency">
            <text:p>813,98 €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6" table:formula="of:=[.B69]+1" office:value-type="date" office:date-value="2021-08-08" calcext:value-type="date">
            <text:p>dim. 8 août</text:p>
          </table:table-cell>
          <table:table-cell table:style-name="ce23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3439" calcext:value-type="float">
            <text:p>3439</text:p>
          </table:table-cell>
          <table:table-cell/>
          <table:table-cell table:formula="of:=[.H69]+[.G70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70]+[.K70]+[.L70]" office:value-type="currency" office:currency="EUR" office:value="0" calcext:value-type="currency">
            <text:p>0,00 €</text:p>
          </table:table-cell>
          <table:table-cell table:style-name="ce32" table:formula="of:=[.N69]+[.M70]" office:value-type="currency" office:currency="EUR" office:value="1226.02" calcext:value-type="currency">
            <text:p>1 226,02 €</text:p>
          </table:table-cell>
          <table:table-cell table:style-name="ce33" table:formula="of:=[.A70]*budgetjour-[.N70]" office:value-type="currency" office:currency="EUR" office:value="843.98" calcext:value-type="currency">
            <text:p>843,98 €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6" table:formula="of:=[.B70]+1" office:value-type="date" office:date-value="2021-08-09" calcext:value-type="date">
            <text:p>lun. 9 août</text:p>
          </table:table-cell>
          <table:table-cell table:style-name="ce23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3439" calcext:value-type="float">
            <text:p>3439</text:p>
          </table:table-cell>
          <table:table-cell/>
          <table:table-cell table:formula="of:=[.H70]+[.G71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71]+[.K71]+[.L71]" office:value-type="currency" office:currency="EUR" office:value="0" calcext:value-type="currency">
            <text:p>0,00 €</text:p>
          </table:table-cell>
          <table:table-cell table:style-name="ce32" table:formula="of:=[.N70]+[.M71]" office:value-type="currency" office:currency="EUR" office:value="1226.02" calcext:value-type="currency">
            <text:p>1 226,02 €</text:p>
          </table:table-cell>
          <table:table-cell table:style-name="ce33" table:formula="of:=[.A71]*budgetjour-[.N71]" office:value-type="currency" office:currency="EUR" office:value="873.98" calcext:value-type="currency">
            <text:p>873,98 €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6" table:formula="of:=[.B71]+1" office:value-type="date" office:date-value="2021-08-10" calcext:value-type="date">
            <text:p>mar. 10 août</text:p>
          </table:table-cell>
          <table:table-cell table:style-name="ce23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3439" calcext:value-type="float">
            <text:p>3439</text:p>
          </table:table-cell>
          <table:table-cell/>
          <table:table-cell table:formula="of:=[.H71]+[.G72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72]+[.K72]+[.L72]" office:value-type="currency" office:currency="EUR" office:value="0" calcext:value-type="currency">
            <text:p>0,00 €</text:p>
          </table:table-cell>
          <table:table-cell table:style-name="ce32" table:formula="of:=[.N71]+[.M72]" office:value-type="currency" office:currency="EUR" office:value="1226.02" calcext:value-type="currency">
            <text:p>1 226,02 €</text:p>
          </table:table-cell>
          <table:table-cell table:style-name="ce33" table:formula="of:=[.A72]*budgetjour-[.N72]" office:value-type="currency" office:currency="EUR" office:value="903.98" calcext:value-type="currency">
            <text:p>903,98 €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6" table:formula="of:=[.B72]+1" office:value-type="date" office:date-value="2021-08-11" calcext:value-type="date">
            <text:p>mer. 11 août</text:p>
          </table:table-cell>
          <table:table-cell table:style-name="ce23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3439" calcext:value-type="float">
            <text:p>3439</text:p>
          </table:table-cell>
          <table:table-cell/>
          <table:table-cell table:formula="of:=[.H72]+[.G73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73]+[.K73]+[.L73]" office:value-type="currency" office:currency="EUR" office:value="0" calcext:value-type="currency">
            <text:p>0,00 €</text:p>
          </table:table-cell>
          <table:table-cell table:style-name="ce32" table:formula="of:=[.N72]+[.M73]" office:value-type="currency" office:currency="EUR" office:value="1226.02" calcext:value-type="currency">
            <text:p>1 226,02 €</text:p>
          </table:table-cell>
          <table:table-cell table:style-name="ce33" table:formula="of:=[.A73]*budgetjour-[.N73]" office:value-type="currency" office:currency="EUR" office:value="933.98" calcext:value-type="currency">
            <text:p>933,98 €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6" table:formula="of:=[.B73]+1" office:value-type="date" office:date-value="2021-08-12" calcext:value-type="date">
            <text:p>jeu. 12 août</text:p>
          </table:table-cell>
          <table:table-cell table:style-name="ce23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3439" calcext:value-type="float">
            <text:p>3439</text:p>
          </table:table-cell>
          <table:table-cell/>
          <table:table-cell table:formula="of:=[.H73]+[.G74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74]+[.K74]+[.L74]" office:value-type="currency" office:currency="EUR" office:value="0" calcext:value-type="currency">
            <text:p>0,00 €</text:p>
          </table:table-cell>
          <table:table-cell table:style-name="ce32" table:formula="of:=[.N73]+[.M74]" office:value-type="currency" office:currency="EUR" office:value="1226.02" calcext:value-type="currency">
            <text:p>1 226,02 €</text:p>
          </table:table-cell>
          <table:table-cell table:style-name="ce33" table:formula="of:=[.A74]*budgetjour-[.N74]" office:value-type="currency" office:currency="EUR" office:value="963.98" calcext:value-type="currency">
            <text:p>963,98 €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6" table:formula="of:=[.B74]+1" office:value-type="date" office:date-value="2021-08-13" calcext:value-type="date">
            <text:p>ven. 13 août</text:p>
          </table:table-cell>
          <table:table-cell table:style-name="ce23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3439" calcext:value-type="float">
            <text:p>3439</text:p>
          </table:table-cell>
          <table:table-cell/>
          <table:table-cell table:formula="of:=[.H74]+[.G75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75]+[.K75]+[.L75]" office:value-type="currency" office:currency="EUR" office:value="0" calcext:value-type="currency">
            <text:p>0,00 €</text:p>
          </table:table-cell>
          <table:table-cell table:style-name="ce32" table:formula="of:=[.N74]+[.M75]" office:value-type="currency" office:currency="EUR" office:value="1226.02" calcext:value-type="currency">
            <text:p>1 226,02 €</text:p>
          </table:table-cell>
          <table:table-cell table:style-name="ce33" table:formula="of:=[.A75]*budgetjour-[.N75]" office:value-type="currency" office:currency="EUR" office:value="993.98" calcext:value-type="currency">
            <text:p>993,98 €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6" table:formula="of:=[.B75]+1" office:value-type="date" office:date-value="2021-08-14" calcext:value-type="date">
            <text:p>sam. 14 août</text:p>
          </table:table-cell>
          <table:table-cell table:style-name="ce23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3439" calcext:value-type="float">
            <text:p>3439</text:p>
          </table:table-cell>
          <table:table-cell/>
          <table:table-cell table:formula="of:=[.H75]+[.G76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76]+[.K76]+[.L76]" office:value-type="currency" office:currency="EUR" office:value="0" calcext:value-type="currency">
            <text:p>0,00 €</text:p>
          </table:table-cell>
          <table:table-cell table:style-name="ce32" table:formula="of:=[.N75]+[.M76]" office:value-type="currency" office:currency="EUR" office:value="1226.02" calcext:value-type="currency">
            <text:p>1 226,02 €</text:p>
          </table:table-cell>
          <table:table-cell table:style-name="ce33" table:formula="of:=[.A76]*budgetjour-[.N76]" office:value-type="currency" office:currency="EUR" office:value="1023.98" calcext:value-type="currency">
            <text:p>1 023,98 €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6" table:formula="of:=[.B76]+1" office:value-type="date" office:date-value="2021-08-15" calcext:value-type="date">
            <text:p>dim. 15 août</text:p>
          </table:table-cell>
          <table:table-cell table:style-name="ce23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3439" calcext:value-type="float">
            <text:p>3439</text:p>
          </table:table-cell>
          <table:table-cell/>
          <table:table-cell table:formula="of:=[.H76]+[.G77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77]+[.K77]+[.L77]" office:value-type="currency" office:currency="EUR" office:value="0" calcext:value-type="currency">
            <text:p>0,00 €</text:p>
          </table:table-cell>
          <table:table-cell table:style-name="ce32" table:formula="of:=[.N76]+[.M77]" office:value-type="currency" office:currency="EUR" office:value="1226.02" calcext:value-type="currency">
            <text:p>1 226,02 €</text:p>
          </table:table-cell>
          <table:table-cell table:style-name="ce33" table:formula="of:=[.A77]*budgetjour-[.N77]" office:value-type="currency" office:currency="EUR" office:value="1053.98" calcext:value-type="currency">
            <text:p>1 053,98 €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6" table:formula="of:=[.B77]+1" office:value-type="date" office:date-value="2021-08-16" calcext:value-type="date">
            <text:p>lun. 16 août</text:p>
          </table:table-cell>
          <table:table-cell table:style-name="ce23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3439" calcext:value-type="float">
            <text:p>3439</text:p>
          </table:table-cell>
          <table:table-cell/>
          <table:table-cell table:formula="of:=[.H77]+[.G78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78]+[.K78]+[.L78]" office:value-type="currency" office:currency="EUR" office:value="0" calcext:value-type="currency">
            <text:p>0,00 €</text:p>
          </table:table-cell>
          <table:table-cell table:style-name="ce32" table:formula="of:=[.N77]+[.M78]" office:value-type="currency" office:currency="EUR" office:value="1226.02" calcext:value-type="currency">
            <text:p>1 226,02 €</text:p>
          </table:table-cell>
          <table:table-cell table:style-name="ce33" table:formula="of:=[.A78]*budgetjour-[.N78]" office:value-type="currency" office:currency="EUR" office:value="1083.98" calcext:value-type="currency">
            <text:p>1 083,98 €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6" table:formula="of:=[.B78]+1" office:value-type="date" office:date-value="2021-08-17" calcext:value-type="date">
            <text:p>mar. 17 août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3439" calcext:value-type="float">
            <text:p>3439</text:p>
          </table:table-cell>
          <table:table-cell/>
          <table:table-cell table:formula="of:=[.H78]+[.G79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79]+[.K79]+[.L79]" office:value-type="currency" office:currency="EUR" office:value="0" calcext:value-type="currency">
            <text:p>0,00 €</text:p>
          </table:table-cell>
          <table:table-cell table:style-name="ce32" table:formula="of:=[.N78]+[.M79]" office:value-type="currency" office:currency="EUR" office:value="1226.02" calcext:value-type="currency">
            <text:p>1 226,02 €</text:p>
          </table:table-cell>
          <table:table-cell table:style-name="ce33" table:formula="of:=[.A79]*budgetjour-[.N79]" office:value-type="currency" office:currency="EUR" office:value="1113.98" calcext:value-type="currency">
            <text:p>1 113,98 €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6" table:formula="of:=[.B79]+1" office:value-type="date" office:date-value="2021-08-18" calcext:value-type="date">
            <text:p>mer. 18 août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3439" calcext:value-type="float">
            <text:p>3439</text:p>
          </table:table-cell>
          <table:table-cell/>
          <table:table-cell table:formula="of:=[.H79]+[.G80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80]+[.K80]+[.L80]" office:value-type="currency" office:currency="EUR" office:value="0" calcext:value-type="currency">
            <text:p>0,00 €</text:p>
          </table:table-cell>
          <table:table-cell table:style-name="ce32" table:formula="of:=[.N79]+[.M80]" office:value-type="currency" office:currency="EUR" office:value="1226.02" calcext:value-type="currency">
            <text:p>1 226,02 €</text:p>
          </table:table-cell>
          <table:table-cell table:style-name="ce33" table:formula="of:=[.A80]*budgetjour-[.N80]" office:value-type="currency" office:currency="EUR" office:value="1143.98" calcext:value-type="currency">
            <text:p>1 143,98 €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6" table:formula="of:=[.B80]+1" office:value-type="date" office:date-value="2021-08-19" calcext:value-type="date">
            <text:p>jeu. 19 août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3439" calcext:value-type="float">
            <text:p>3439</text:p>
          </table:table-cell>
          <table:table-cell/>
          <table:table-cell table:formula="of:=[.H80]+[.G81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81]+[.K81]+[.L81]" office:value-type="currency" office:currency="EUR" office:value="0" calcext:value-type="currency">
            <text:p>0,00 €</text:p>
          </table:table-cell>
          <table:table-cell table:style-name="ce32" table:formula="of:=[.N80]+[.M81]" office:value-type="currency" office:currency="EUR" office:value="1226.02" calcext:value-type="currency">
            <text:p>1 226,02 €</text:p>
          </table:table-cell>
          <table:table-cell table:style-name="ce33" table:formula="of:=[.A81]*budgetjour-[.N81]" office:value-type="currency" office:currency="EUR" office:value="1173.98" calcext:value-type="currency">
            <text:p>1 173,98 €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6" table:formula="of:=[.B81]+1" office:value-type="date" office:date-value="2021-08-20" calcext:value-type="date">
            <text:p>ven. 20 août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3439" calcext:value-type="float">
            <text:p>3439</text:p>
          </table:table-cell>
          <table:table-cell/>
          <table:table-cell table:formula="of:=[.H81]+[.G82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82]+[.K82]+[.L82]" office:value-type="currency" office:currency="EUR" office:value="0" calcext:value-type="currency">
            <text:p>0,00 €</text:p>
          </table:table-cell>
          <table:table-cell table:style-name="ce32" table:formula="of:=[.N81]+[.M82]" office:value-type="currency" office:currency="EUR" office:value="1226.02" calcext:value-type="currency">
            <text:p>1 226,02 €</text:p>
          </table:table-cell>
          <table:table-cell table:style-name="ce33" table:formula="of:=[.A82]*budgetjour-[.N82]" office:value-type="currency" office:currency="EUR" office:value="1203.98" calcext:value-type="currency">
            <text:p>1 203,98 €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6" table:formula="of:=[.B82]+1" office:value-type="date" office:date-value="2021-08-21" calcext:value-type="date">
            <text:p>sam. 21 août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3439" calcext:value-type="float">
            <text:p>3439</text:p>
          </table:table-cell>
          <table:table-cell/>
          <table:table-cell table:formula="of:=[.H82]+[.G83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83]+[.K83]+[.L83]" office:value-type="currency" office:currency="EUR" office:value="0" calcext:value-type="currency">
            <text:p>0,00 €</text:p>
          </table:table-cell>
          <table:table-cell table:style-name="ce32" table:formula="of:=[.N82]+[.M83]" office:value-type="currency" office:currency="EUR" office:value="1226.02" calcext:value-type="currency">
            <text:p>1 226,02 €</text:p>
          </table:table-cell>
          <table:table-cell table:style-name="ce33" table:formula="of:=[.A83]*budgetjour-[.N83]" office:value-type="currency" office:currency="EUR" office:value="1233.98" calcext:value-type="currency">
            <text:p>1 233,98 €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6" table:formula="of:=[.B83]+1" office:value-type="date" office:date-value="2021-08-22" calcext:value-type="date">
            <text:p>dim. 22 août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3439" calcext:value-type="float">
            <text:p>3439</text:p>
          </table:table-cell>
          <table:table-cell/>
          <table:table-cell table:formula="of:=[.H83]+[.G84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84]+[.K84]+[.L84]" office:value-type="currency" office:currency="EUR" office:value="0" calcext:value-type="currency">
            <text:p>0,00 €</text:p>
          </table:table-cell>
          <table:table-cell table:style-name="ce32" table:formula="of:=[.N83]+[.M84]" office:value-type="currency" office:currency="EUR" office:value="1226.02" calcext:value-type="currency">
            <text:p>1 226,02 €</text:p>
          </table:table-cell>
          <table:table-cell table:style-name="ce33" table:formula="of:=[.A84]*budgetjour-[.N84]" office:value-type="currency" office:currency="EUR" office:value="1263.98" calcext:value-type="currency">
            <text:p>1 263,98 €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6" table:formula="of:=[.B84]+1" office:value-type="date" office:date-value="2021-08-23" calcext:value-type="date">
            <text:p>lun. 23 août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3439" calcext:value-type="float">
            <text:p>3439</text:p>
          </table:table-cell>
          <table:table-cell/>
          <table:table-cell table:formula="of:=[.H84]+[.G85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85]+[.K85]+[.L85]" office:value-type="currency" office:currency="EUR" office:value="0" calcext:value-type="currency">
            <text:p>0,00 €</text:p>
          </table:table-cell>
          <table:table-cell table:style-name="ce32" table:formula="of:=[.N84]+[.M85]" office:value-type="currency" office:currency="EUR" office:value="1226.02" calcext:value-type="currency">
            <text:p>1 226,02 €</text:p>
          </table:table-cell>
          <table:table-cell table:style-name="ce33" table:formula="of:=[.A85]*budgetjour-[.N85]" office:value-type="currency" office:currency="EUR" office:value="1293.98" calcext:value-type="currency">
            <text:p>1 293,98 €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6" table:formula="of:=[.B85]+1" office:value-type="date" office:date-value="2021-08-24" calcext:value-type="date">
            <text:p>mar. 24 août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3439" calcext:value-type="float">
            <text:p>3439</text:p>
          </table:table-cell>
          <table:table-cell/>
          <table:table-cell table:formula="of:=[.H85]+[.G86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86]+[.K86]+[.L86]" office:value-type="currency" office:currency="EUR" office:value="0" calcext:value-type="currency">
            <text:p>0,00 €</text:p>
          </table:table-cell>
          <table:table-cell table:style-name="ce32" table:formula="of:=[.N85]+[.M86]" office:value-type="currency" office:currency="EUR" office:value="1226.02" calcext:value-type="currency">
            <text:p>1 226,02 €</text:p>
          </table:table-cell>
          <table:table-cell table:style-name="ce33" table:formula="of:=[.A86]*budgetjour-[.N86]" office:value-type="currency" office:currency="EUR" office:value="1323.98" calcext:value-type="currency">
            <text:p>1 323,98 €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6" table:formula="of:=[.B86]+1" office:value-type="date" office:date-value="2021-08-25" calcext:value-type="date">
            <text:p>mer. 25 août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3439" calcext:value-type="float">
            <text:p>3439</text:p>
          </table:table-cell>
          <table:table-cell/>
          <table:table-cell table:formula="of:=[.H86]+[.G87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87]+[.K87]+[.L87]" office:value-type="currency" office:currency="EUR" office:value="0" calcext:value-type="currency">
            <text:p>0,00 €</text:p>
          </table:table-cell>
          <table:table-cell table:style-name="ce32" table:formula="of:=[.N86]+[.M87]" office:value-type="currency" office:currency="EUR" office:value="1226.02" calcext:value-type="currency">
            <text:p>1 226,02 €</text:p>
          </table:table-cell>
          <table:table-cell table:style-name="ce33" table:formula="of:=[.A87]*budgetjour-[.N87]" office:value-type="currency" office:currency="EUR" office:value="1353.98" calcext:value-type="currency">
            <text:p>1 353,98 €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6" table:formula="of:=[.B87]+1" office:value-type="date" office:date-value="2021-08-26" calcext:value-type="date">
            <text:p>jeu. 26 août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3439" calcext:value-type="float">
            <text:p>3439</text:p>
          </table:table-cell>
          <table:table-cell/>
          <table:table-cell table:formula="of:=[.H87]+[.G88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88]+[.K88]+[.L88]" office:value-type="currency" office:currency="EUR" office:value="0" calcext:value-type="currency">
            <text:p>0,00 €</text:p>
          </table:table-cell>
          <table:table-cell table:style-name="ce32" table:formula="of:=[.N87]+[.M88]" office:value-type="currency" office:currency="EUR" office:value="1226.02" calcext:value-type="currency">
            <text:p>1 226,02 €</text:p>
          </table:table-cell>
          <table:table-cell table:style-name="ce33" table:formula="of:=[.A88]*budgetjour-[.N88]" office:value-type="currency" office:currency="EUR" office:value="1383.98" calcext:value-type="currency">
            <text:p>1 383,98 €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6" table:formula="of:=[.B88]+1" office:value-type="date" office:date-value="2021-08-27" calcext:value-type="date">
            <text:p>ven. 27 août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3439" calcext:value-type="float">
            <text:p>3439</text:p>
          </table:table-cell>
          <table:table-cell/>
          <table:table-cell table:formula="of:=[.H88]+[.G89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89]+[.K89]+[.L89]" office:value-type="currency" office:currency="EUR" office:value="0" calcext:value-type="currency">
            <text:p>0,00 €</text:p>
          </table:table-cell>
          <table:table-cell table:style-name="ce32" table:formula="of:=[.N88]+[.M89]" office:value-type="currency" office:currency="EUR" office:value="1226.02" calcext:value-type="currency">
            <text:p>1 226,02 €</text:p>
          </table:table-cell>
          <table:table-cell table:style-name="ce33" table:formula="of:=[.A89]*budgetjour-[.N89]" office:value-type="currency" office:currency="EUR" office:value="1413.98" calcext:value-type="currency">
            <text:p>1 413,98 €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6" table:formula="of:=[.B89]+1" office:value-type="date" office:date-value="2021-08-28" calcext:value-type="date">
            <text:p>sam. 28 août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3439" calcext:value-type="float">
            <text:p>3439</text:p>
          </table:table-cell>
          <table:table-cell/>
          <table:table-cell table:formula="of:=[.H89]+[.G90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90]+[.K90]+[.L90]" office:value-type="currency" office:currency="EUR" office:value="0" calcext:value-type="currency">
            <text:p>0,00 €</text:p>
          </table:table-cell>
          <table:table-cell table:style-name="ce32" table:formula="of:=[.N89]+[.M90]" office:value-type="currency" office:currency="EUR" office:value="1226.02" calcext:value-type="currency">
            <text:p>1 226,02 €</text:p>
          </table:table-cell>
          <table:table-cell table:style-name="ce33" table:formula="of:=[.A90]*budgetjour-[.N90]" office:value-type="currency" office:currency="EUR" office:value="1443.98" calcext:value-type="currency">
            <text:p>1 443,98 €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6" table:formula="of:=[.B90]+1" office:value-type="date" office:date-value="2021-08-29" calcext:value-type="date">
            <text:p>dim. 29 août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3439" calcext:value-type="float">
            <text:p>3439</text:p>
          </table:table-cell>
          <table:table-cell/>
          <table:table-cell table:formula="of:=[.H90]+[.G91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91]+[.K91]+[.L91]" office:value-type="currency" office:currency="EUR" office:value="0" calcext:value-type="currency">
            <text:p>0,00 €</text:p>
          </table:table-cell>
          <table:table-cell table:style-name="ce32" table:formula="of:=[.N90]+[.M91]" office:value-type="currency" office:currency="EUR" office:value="1226.02" calcext:value-type="currency">
            <text:p>1 226,02 €</text:p>
          </table:table-cell>
          <table:table-cell table:style-name="ce33" table:formula="of:=[.A91]*budgetjour-[.N91]" office:value-type="currency" office:currency="EUR" office:value="1473.98" calcext:value-type="currency">
            <text:p>1 473,98 €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6" table:formula="of:=[.B91]+1" office:value-type="date" office:date-value="2021-08-30" calcext:value-type="date">
            <text:p>lun. 30 août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3439" calcext:value-type="float">
            <text:p>3439</text:p>
          </table:table-cell>
          <table:table-cell/>
          <table:table-cell table:formula="of:=[.H91]+[.G92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92]+[.K92]+[.L92]" office:value-type="currency" office:currency="EUR" office:value="0" calcext:value-type="currency">
            <text:p>0,00 €</text:p>
          </table:table-cell>
          <table:table-cell table:style-name="ce32" table:formula="of:=[.N91]+[.M92]" office:value-type="currency" office:currency="EUR" office:value="1226.02" calcext:value-type="currency">
            <text:p>1 226,02 €</text:p>
          </table:table-cell>
          <table:table-cell table:style-name="ce33" table:formula="of:=[.A92]*budgetjour-[.N92]" office:value-type="currency" office:currency="EUR" office:value="1503.98" calcext:value-type="currency">
            <text:p>1 503,98 €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6" table:formula="of:=[.B92]+1" office:value-type="date" office:date-value="2021-08-31" calcext:value-type="date">
            <text:p>mar. 31 août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3439" calcext:value-type="float">
            <text:p>3439</text:p>
          </table:table-cell>
          <table:table-cell/>
          <table:table-cell table:formula="of:=[.H92]+[.G93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93]+[.K93]+[.L93]" office:value-type="currency" office:currency="EUR" office:value="0" calcext:value-type="currency">
            <text:p>0,00 €</text:p>
          </table:table-cell>
          <table:table-cell table:style-name="ce32" table:formula="of:=[.N92]+[.M93]" office:value-type="currency" office:currency="EUR" office:value="1226.02" calcext:value-type="currency">
            <text:p>1 226,02 €</text:p>
          </table:table-cell>
          <table:table-cell table:style-name="ce33" table:formula="of:=[.A93]*budgetjour-[.N93]" office:value-type="currency" office:currency="EUR" office:value="1533.98" calcext:value-type="currency">
            <text:p>1 533,98 €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6" table:formula="of:=[.B93]+1" office:value-type="date" office:date-value="2021-09-01" calcext:value-type="date">
            <text:p>mer. 1 sept.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3439" calcext:value-type="float">
            <text:p>3439</text:p>
          </table:table-cell>
          <table:table-cell/>
          <table:table-cell table:formula="of:=[.H93]+[.G94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94]+[.K94]+[.L94]" office:value-type="currency" office:currency="EUR" office:value="0" calcext:value-type="currency">
            <text:p>0,00 €</text:p>
          </table:table-cell>
          <table:table-cell table:style-name="ce32" table:formula="of:=[.N93]+[.M94]" office:value-type="currency" office:currency="EUR" office:value="1226.02" calcext:value-type="currency">
            <text:p>1 226,02 €</text:p>
          </table:table-cell>
          <table:table-cell table:style-name="ce33" table:formula="of:=[.A94]*budgetjour-[.N94]" office:value-type="currency" office:currency="EUR" office:value="1563.98" calcext:value-type="currency">
            <text:p>1 563,98 €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6" table:formula="of:=[.B94]+1" office:value-type="date" office:date-value="2021-09-02" calcext:value-type="date">
            <text:p>jeu. 2 sept.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3439" calcext:value-type="float">
            <text:p>3439</text:p>
          </table:table-cell>
          <table:table-cell/>
          <table:table-cell table:formula="of:=[.H94]+[.G95]" office:value-type="float" office:value="27204" calcext:value-type="float">
            <text:p>27204</text:p>
          </table:table-cell>
          <table:table-cell table:number-columns-repeated="4"/>
          <table:table-cell table:style-name="ce32" table:formula="of:=[.J95]+[.K95]+[.L95]" office:value-type="currency" office:currency="EUR" office:value="0" calcext:value-type="currency">
            <text:p>0,00 €</text:p>
          </table:table-cell>
          <table:table-cell table:style-name="ce32" table:formula="of:=[.N94]+[.M95]" office:value-type="currency" office:currency="EUR" office:value="1226.02" calcext:value-type="currency">
            <text:p>1 226,02 €</text:p>
          </table:table-cell>
          <table:table-cell table:style-name="ce33" table:formula="of:=[.A95]*budgetjour-[.N95]" office:value-type="currency" office:currency="EUR" office:value="1593.98" calcext:value-type="currency">
            <text:p>1 593,98 €</text:p>
          </table:table-cell>
          <table:table-cell table:number-columns-repeated="1005"/>
        </table:table-row>
        <table:table-row table:style-name="ro2" table:number-rows-repeated="104848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5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6"/>
        <table:table-column table:style-name="co19" table:default-cell-style-name="ce17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1">00/00/0000</text:date>, <text:time style:data-style-name="N2" text:time-value="20:31:20.7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01T20:57:56.244000000</dc:date>
    <meta:editing-duration>P7DT13H35M42S</meta:editing-duration>
    <meta:editing-cycles>122</meta:editing-cycles>
    <meta:generator>LibreOffice/7.1.2.2$Windows_X86_64 LibreOffice_project/8a45595d069ef5570103caea1b71cc9d82b2aae4</meta:generator>
    <meta:document-statistic meta:table-count="4" meta:cell-count="1402" meta:object-count="0"/>
    <meta:user-defined meta:name="Info 1"/>
    <meta:user-defined meta:name="Info 2"/>
    <meta:user-defined meta:name="Info 3"/>
    <meta:user-defined meta:name="Info 4"/>
  </office:meta>
</office:document-meta>
</file>